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2.291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6.01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725cm" fo:break-before="auto" style:use-optimal-row-height="tru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ist_20_0">
      <style:table-properties table:display="true" style:writing-mode="lr-tb"/>
    </style:style>
    <style:style style:name="ta2" style:family="table" style:master-page-name="PageStyle_5f_Hist_20_1">
      <style:table-properties table:display="true" style:writing-mode="lr-tb"/>
    </style:style>
    <style:style style:name="ta3" style:family="table" style:master-page-name="PageStyle_5f_Hist_20_2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5" style:family="table" style:master-page-name="PageStyle_5f_Hist_20_3">
      <style:table-properties table:display="true" style:writing-mode="lr-tb"/>
    </style:style>
    <style:style style:name="ta6" style:family="table" style:master-page-name="PageStyle_5f_QQ_20_3">
      <style:table-properties table:display="true" style:writing-mode="lr-tb"/>
    </style:style>
    <style:style style:name="ta7" style:family="table" style:master-page-name="PageStyle_5f_ChiSq_20_3">
      <style:table-properties table:display="true" style:writing-mode="lr-tb"/>
    </style:style>
    <style:style style:name="ta9" style:family="table" style:master-page-name="PageStyle_5f_ChiSq_20_6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0" style:family="table-cell" style:parent-style-name="Default">
      <style:table-cell-properties fo:padding="0.071cm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5" style:family="table-cell" style:parent-style-name="Default" style:data-style-name="N124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24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padding="0.071cm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 style:data-style-name="N124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24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fo:padding="0.071cm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" style:family="table-cell" style:parent-style-name="Default" style:data-style-name="N150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ce53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 style:data-style-name="N113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fo:padding="0.071cm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st 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015" table:default-cell-style-name="Default"/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60*11+38" office:value-type="float" office:value="698" calcext:value-type="float">
            <text:p>698</text:p>
          </table:table-cell>
          <table:table-cell table:number-columns-repeated="7"/>
          <table:table-cell table:style-name="ce16" office:value-type="string" calcext:value-type="string">
            <text:p>Next step: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7"/>
          <table:table-cell table:style-name="ce16" office:value-type="string" calcext:value-type="string">
            <text:p>Sort data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10*60+29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formula="of:=9*60+2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23*60+28" office:value-type="float" office:value="1408" calcext:value-type="float">
            <text:p>1408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7*60+42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formula="of:=4*60+50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180+25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180+44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formula="of:=12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7*60+48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table:formula="of:=7*60+17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7*60+3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7*60+59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180+3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120+25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formula="of:=120+39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180+14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180+18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 1" table:style-name="ta2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015" table:default-cell-style-name="Default"/>
        <table:table-row table:style-name="ro2">
          <table:table-cell office:value-type="float" office:value="2" calcext:value-type="float">
            <text:p>2</text:p>
          </table:table-cell>
          <table:table-cell table:number-columns-repeated="7"/>
          <table:table-cell table:style-name="ce16" office:value-type="string" calcext:value-type="string">
            <text:p>Next step: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7"/>
          <table:table-cell table:style-name="ce16" office:value-type="string" calcext:value-type="string">
            <text:p>Fix intervals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7"/>
          <table:table-cell table:style-name="ce16" office:value-type="string" calcext:value-type="string">
            <text:p>Count hits (Oi)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12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120+25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120+39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180+3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formula="of:=180+14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formula="of:=180+18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formula="of:=180+25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180+44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formula="of:=4*60+50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7*60+3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7*60+17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7*60+42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formula="of:=7*60+48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table:formula="of:=7*60+59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formula="of:=9*60+2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10*60+29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formula="of:=60*11+38"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023"/>
        </table:table-row>
        <table:table-row table:style-name="ro1">
          <table:table-cell table:formula="of:=23*60+28" office:value-type="float" office:value="1408" calcext:value-type="float">
            <text:p>1408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 2" table:style-name="ta3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1008" table:default-cell-style-name="Default"/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string" calcext:value-type="string">
            <text:p>xmin</text:p>
          </table:table-cell>
          <table:table-cell table:style-name="ce17" office:value-type="string" calcext:value-type="string">
            <text:p>xmax</text:p>
          </table:table-cell>
          <table:table-cell table:style-name="ce20"/>
          <table:table-cell table:style-name="ce17" office:value-type="string" calcext:value-type="string">
            <text:p>Observed</text:p>
          </table:table-cell>
          <table:table-cell/>
          <table:table-cell table:style-name="ce16" office:value-type="string" calcext:value-type="string">
            <text:p>Next step: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20"/>
          <table:table-cell table:style-name="ce19" office:value-type="float" office:value="43" calcext:value-type="float">
            <text:p>43</text:p>
          </table:table-cell>
          <table:table-cell/>
          <table:table-cell table:style-name="ce16" office:value-type="string" calcext:value-type="string">
            <text:p>Draw histogram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[.D2]+150" office:value-type="float" office:value="151" calcext:value-type="float">
            <text:p>151</text:p>
          </table:table-cell>
          <table:table-cell table:style-name="ce19" table:formula="of:=[.E2]+150" office:value-type="float" office:value="300" calcext:value-type="float">
            <text:p>300</text:p>
          </table:table-cell>
          <table:table-cell table:style-name="ce20"/>
          <table:table-cell table:style-name="ce19" office:value-type="float" office:value="11" calcext:value-type="float">
            <text:p>11</text:p>
          </table:table-cell>
          <table:table-cell/>
          <table:table-cell table:style-name="ce16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[.D3]+150" office:value-type="float" office:value="301" calcext:value-type="float">
            <text:p>301</text:p>
          </table:table-cell>
          <table:table-cell table:style-name="ce19" table:formula="of:=[.E3]+150" office:value-type="float" office:value="450" calcext:value-type="float">
            <text:p>450</text:p>
          </table:table-cell>
          <table:table-cell table:style-name="ce20"/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[.D4]+150" office:value-type="float" office:value="451" calcext:value-type="float">
            <text:p>451</text:p>
          </table:table-cell>
          <table:table-cell table:style-name="ce19" table:formula="of:=[.E4]+150" office:value-type="float" office:value="600" calcext:value-type="float">
            <text:p>600</text:p>
          </table:table-cell>
          <table:table-cell table:style-name="ce20"/>
          <table:table-cell table:style-name="ce19" office:value-type="float" office:value="5" calcext:value-type="float">
            <text:p>5</text:p>
          </table:table-cell>
          <table:table-cell/>
          <table:table-cell table:style-name="ce16"/>
          <table:table-cell/>
          <table:table-cell table:style-name="ce38" office:value-type="string" calcext:value-type="string">
            <text:p>n</text:p>
          </table:table-cell>
          <table:table-cell table:style-name="ce38" office:value-type="float" office:value="65" calcext:value-type="float">
            <text:p>65</text:p>
          </table:table-cell>
          <table:table-cell table:style-name="ce38" table:number-columns-repeated="2"/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[.D5]+150" office:value-type="float" office:value="601" calcext:value-type="float">
            <text:p>601</text:p>
          </table:table-cell>
          <table:table-cell table:style-name="ce19" table:formula="of:=[.E5]+150" office:value-type="float" office:value="750" calcext:value-type="float">
            <text:p>750</text:p>
          </table:table-cell>
          <table:table-cell table:style-name="ce20"/>
          <table:table-cell table:style-name="ce19" office:value-type="float" office:value="2" calcext:value-type="float">
            <text:p>2</text:p>
          </table:table-cell>
          <table:table-cell/>
          <table:table-cell table:style-name="ce16"/>
          <table:table-cell/>
          <table:table-cell table:style-name="ce38" office:value-type="string" calcext:value-type="string">
            <text:p>k</text:p>
          </table:table-cell>
          <table:table-cell table:style-name="ce38" table:formula="of:=SQRT([.L5])" office:value-type="float" office:value="8.06225774829855" calcext:value-type="float">
            <text:p>8,06225774829855</text:p>
          </table:table-cell>
          <table:table-cell table:style-name="ce38" table:number-columns-repeated="2"/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[.D6]+150" office:value-type="float" office:value="751" calcext:value-type="float">
            <text:p>751</text:p>
          </table:table-cell>
          <table:table-cell table:style-name="ce19" table:formula="of:=[.E6]+150" office:value-type="float" office:value="900" calcext:value-type="float">
            <text:p>90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38" office:value-type="string" calcext:value-type="string">
            <text:p>lowest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table:style-name="ce19" table:formula="of:=[.D7]+150" office:value-type="float" office:value="901" calcext:value-type="float">
            <text:p>901</text:p>
          </table:table-cell>
          <table:table-cell table:style-name="ce19" table:formula="of:=[.E7]+150" office:value-type="float" office:value="1050" calcext:value-type="float">
            <text:p>105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38" office:value-type="string" calcext:value-type="string">
            <text:p>highest</text:p>
          </table:table-cell>
          <table:table-cell table:style-name="ce38" office:value-type="float" office:value="1408" calcext:value-type="float">
            <text:p>1408</text:p>
          </table:table-cell>
          <table:table-cell table:style-name="ce38" table:number-columns-repeated="2"/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table:style-name="ce19" table:formula="of:=[.D8]+150" office:value-type="float" office:value="1051" calcext:value-type="float">
            <text:p>1051</text:p>
          </table:table-cell>
          <table:table-cell table:style-name="ce19" table:formula="of:=[.E8]+150" office:value-type="float" office:value="1200" calcext:value-type="float">
            <text:p>120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38" office:value-type="string" calcext:value-type="string">
            <text:p>range</text:p>
          </table:table-cell>
          <table:table-cell table:style-name="ce38" table:formula="of:=1407/8" office:value-type="float" office:value="175.875" calcext:value-type="float">
            <text:p>175,875</text:p>
          </table:table-cell>
          <table:table-cell table:style-name="ce38" table:number-columns-repeated="2"/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style-name="ce19" table:formula="of:=[.D9]+150" office:value-type="float" office:value="1201" calcext:value-type="float">
            <text:p>1201</text:p>
          </table:table-cell>
          <table:table-cell table:style-name="ce19" table:formula="of:=[.E9]+150" office:value-type="float" office:value="1350" calcext:value-type="float">
            <text:p>135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38" table:number-columns-repeated="4"/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table:style-name="ce19" table:formula="of:=[.D10]+150" office:value-type="float" office:value="1351" calcext:value-type="float">
            <text:p>1351</text:p>
          </table:table-cell>
          <table:table-cell table:style-name="ce19" table:formula="of:=[.E10]+150" office:value-type="float" office:value="1500" calcext:value-type="float">
            <text:p>150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38" table:number-columns-repeated="4"/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 table:number-columns-repeated="3"/>
          <table:table-cell table:style-name="ce38" table:number-columns-repeated="4"/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9"/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19" table:number-columns-repeated="2"/>
          <table:table-cell/>
          <table:table-cell table:style-name="ce19"/>
          <table:table-cell table:number-columns-repeated="3"/>
          <table:table-cell office:value-type="string" calcext:value-type="string">
            <text:p>10 buckets in 150er steps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19" table:number-columns-repeated="2"/>
          <table:table-cell/>
          <table:table-cell table:style-name="ce19"/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/>
          <table:table-cell table:style-name="ce19"/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/>
          <table:table-cell table:style-name="ce19"/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/>
          <table:table-cell table:style-name="ce19"/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/>
          <table:table-cell table:style-name="ce19"/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12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120+25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120+39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180+3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formula="of:=180+14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formula="of:=180+18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formula="of:=180+25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180+44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formula="of:=4*60+50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7*60+3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7*60+17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7*60+42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formula="of:=7*60+48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table:formula="of:=7*60+59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formula="of:=9*60+2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10*60+29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formula="of:=60*11+38"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023"/>
        </table:table-row>
        <table:table-row table:style-name="ro1">
          <table:table-cell table:formula="of:=23*60+28" office:value-type="float" office:value="1408" calcext:value-type="float">
            <text:p>1408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3"/>
          <table:table-cell table:style-name="ce17" table:number-columns-repeated="2"/>
          <table:table-cell table:style-name="ce20"/>
          <table:table-cell table:style-name="ce17"/>
          <table:table-cell table:number-columns-repeated="1017"/>
        </table:table-row>
        <table:table-row table:style-name="ro2">
          <table:table-cell table:number-columns-repeated="3"/>
          <table:table-cell table:style-name="ce18"/>
          <table:table-cell table:style-name="ce19"/>
          <table:table-cell table:style-name="ce20"/>
          <table:table-cell table:style-name="ce19"/>
          <table:table-cell table:number-columns-repeated="1017"/>
        </table:table-row>
        <table:table-row table:style-name="ro2" table:number-rows-repeated="9">
          <table:table-cell table:number-columns-repeated="3"/>
          <table:table-cell table:style-name="ce19" table:number-columns-repeated="2"/>
          <table:table-cell table:style-name="ce20"/>
          <table:table-cell table:style-name="ce19"/>
          <table:table-cell table:number-columns-repeated="1017"/>
        </table:table-row>
        <table:table-row table:style-name="ro2">
          <table:table-cell table:number-columns-repeated="4"/>
          <table:table-cell table:style-name="ce19"/>
          <table:table-cell table:style-name="ce20"/>
          <table:table-cell table:style-name="ce19"/>
          <table:table-cell table:number-columns-repeated="1017"/>
        </table:table-row>
        <table:table-row table:style-name="ro2">
          <table:table-cell table:number-columns-repeated="4"/>
          <table:table-cell table:style-name="ce19"/>
          <table:table-cell table:style-name="ce21"/>
          <table:table-cell table:style-name="ce19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 3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015" table:default-cell-style-name="Default"/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string" calcext:value-type="string">
            <text:p>xmin</text:p>
          </table:table-cell>
          <table:table-cell table:style-name="ce17" office:value-type="string" calcext:value-type="string">
            <text:p>xmax</text:p>
          </table:table-cell>
          <table:table-cell table:style-name="ce20"/>
          <table:table-cell table:style-name="ce17" office:value-type="string" calcext:value-type="string">
            <text:p>Observed</text:p>
          </table:table-cell>
          <table:table-cell/>
          <table:table-cell table:style-name="ce16"/>
          <table:table-cell table:number-columns-repeated="2"/>
          <table:table-cell>
            <draw:frame draw:z-index="0" draw:name="Chart 2" draw:style-name="gr1" draw:text-style-name="P1" svg:width="21.109cm" svg:height="12.336cm" svg:x="0.274cm" svg:y="0.657cm">
              <draw:object draw:notify-on-update-of-ranges="'Hist 3'.D2:'Hist 3'.E11 'Hist 3'.G2:'Hist 3'.G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20"/>
          <table:table-cell table:style-name="ce19" office:value-type="float" office:value="43" calcext:value-type="float">
            <text:p>43</text:p>
          </table:table-cell>
          <table:table-cell/>
          <table:table-cell table:style-name="ce16"/>
          <table:table-cell table:number-columns-repeated="4"/>
          <table:table-cell table:style-name="ce17" table:number-columns-repeated="2"/>
          <table:table-cell table:style-name="ce20"/>
          <table:table-cell table:style-name="ce17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[.D2]+150" office:value-type="float" office:value="151" calcext:value-type="float">
            <text:p>151</text:p>
          </table:table-cell>
          <table:table-cell table:style-name="ce19" table:formula="of:=[.E2]+150" office:value-type="float" office:value="300" calcext:value-type="float">
            <text:p>300</text:p>
          </table:table-cell>
          <table:table-cell table:style-name="ce20"/>
          <table:table-cell table:style-name="ce19" office:value-type="float" office:value="11" calcext:value-type="float">
            <text:p>11</text:p>
          </table:table-cell>
          <table:table-cell/>
          <table:table-cell table:style-name="ce16"/>
          <table:table-cell table:number-columns-repeated="4"/>
          <table:table-cell table:style-name="ce18"/>
          <table:table-cell table:style-name="ce19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[.D3]+150" office:value-type="float" office:value="301" calcext:value-type="float">
            <text:p>301</text:p>
          </table:table-cell>
          <table:table-cell table:style-name="ce19" table:formula="of:=[.E3]+150" office:value-type="float" office:value="450" calcext:value-type="float">
            <text:p>450</text:p>
          </table:table-cell>
          <table:table-cell table:style-name="ce20"/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Next step:</text:p>
          </table:table-cell>
          <table:table-cell table:number-columns-repeated="3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[.D4]+150" office:value-type="float" office:value="451" calcext:value-type="float">
            <text:p>451</text:p>
          </table:table-cell>
          <table:table-cell table:style-name="ce19" table:formula="of:=[.E4]+150" office:value-type="float" office:value="600" calcext:value-type="float">
            <text:p>600</text:p>
          </table:table-cell>
          <table:table-cell table:style-name="ce20"/>
          <table:table-cell table:style-name="ce19" office:value-type="float" office:value="5" calcext:value-type="float">
            <text:p>5</text:p>
          </table:table-cell>
          <table:table-cell/>
          <table:table-cell table:style-name="ce16"/>
          <table:table-cell table:style-name="ce16" office:value-type="string" calcext:value-type="string">
            <text:p>Compute F^(-1)</text:p>
          </table:table-cell>
          <table:table-cell table:number-columns-repeated="3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[.D5]+150" office:value-type="float" office:value="601" calcext:value-type="float">
            <text:p>601</text:p>
          </table:table-cell>
          <table:table-cell table:style-name="ce19" table:formula="of:=[.E5]+150" office:value-type="float" office:value="750" calcext:value-type="float">
            <text:p>750</text:p>
          </table:table-cell>
          <table:table-cell table:style-name="ce20"/>
          <table:table-cell table:style-name="ce19" office:value-type="float" office:value="2" calcext:value-type="float">
            <text:p>2</text:p>
          </table:table-cell>
          <table:table-cell/>
          <table:table-cell table:style-name="ce16"/>
          <table:table-cell table:number-columns-repeated="4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[.D6]+150" office:value-type="float" office:value="751" calcext:value-type="float">
            <text:p>751</text:p>
          </table:table-cell>
          <table:table-cell table:style-name="ce19" table:formula="of:=[.E6]+150" office:value-type="float" office:value="900" calcext:value-type="float">
            <text:p>90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table:style-name="ce19" table:formula="of:=[.D7]+150" office:value-type="float" office:value="901" calcext:value-type="float">
            <text:p>901</text:p>
          </table:table-cell>
          <table:table-cell table:style-name="ce19" table:formula="of:=[.E7]+150" office:value-type="float" office:value="1050" calcext:value-type="float">
            <text:p>105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table:style-name="ce19" table:formula="of:=[.D8]+150" office:value-type="float" office:value="1051" calcext:value-type="float">
            <text:p>1051</text:p>
          </table:table-cell>
          <table:table-cell table:style-name="ce19" table:formula="of:=[.E8]+150" office:value-type="float" office:value="1200" calcext:value-type="float">
            <text:p>120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style-name="ce19" table:formula="of:=[.D9]+150" office:value-type="float" office:value="1201" calcext:value-type="float">
            <text:p>1201</text:p>
          </table:table-cell>
          <table:table-cell table:style-name="ce19" table:formula="of:=[.E9]+150" office:value-type="float" office:value="1350" calcext:value-type="float">
            <text:p>135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table:style-name="ce19" table:formula="of:=[.D10]+150" office:value-type="float" office:value="1351" calcext:value-type="float">
            <text:p>1351</text:p>
          </table:table-cell>
          <table:table-cell table:style-name="ce19" table:formula="of:=[.E10]+150" office:value-type="float" office:value="1500" calcext:value-type="float">
            <text:p>150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ce17" table:number-columns-repeated="2"/>
          <table:table-cell table:style-name="ce20"/>
          <table:table-cell table:style-name="ce17"/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/>
          <table:table-cell table:style-name="ce18"/>
          <table:table-cell table:style-name="ce19"/>
          <table:table-cell table:style-name="ce20"/>
          <table:table-cell table:style-name="ce19"/>
          <table:table-cell table:number-columns-repeated="6"/>
          <table:table-cell table:style-name="ce19" table:number-columns-repeated="2"/>
          <table:table-cell table:style-name="ce20"/>
          <table:table-cell table:style-name="ce19"/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 table:number-columns-repeated="6"/>
          <table:table-cell table:style-name="ce19" table:number-columns-repeated="2"/>
          <table:table-cell table:style-name="ce21"/>
          <table:table-cell table:style-name="ce19"/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 table:number-columns-repeated="6"/>
          <table:table-cell table:style-name="ce19" table:number-columns-repeated="2"/>
          <table:table-cell/>
          <table:table-cell table:style-name="ce19"/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 table:number-columns-repeated="6"/>
          <table:table-cell table:style-name="ce19" table:number-columns-repeated="2"/>
          <table:table-cell/>
          <table:table-cell table:style-name="ce19"/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 table:number-columns-repeated="6"/>
          <table:table-cell table:style-name="ce19" table:number-columns-repeated="2"/>
          <table:table-cell/>
          <table:table-cell table:style-name="ce19"/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/>
          <table:table-cell table:style-name="ce9" office:value-type="string" calcext:value-type="string">
            <text:p>Looks exponentially distributed but not enough data to look good.</text:p>
          </table:table-cell>
          <table:table-cell table:number-columns-repeated="4"/>
          <table:table-cell table:style-name="ce19" table:number-columns-repeated="2"/>
          <table:table-cell/>
          <table:table-cell table:style-name="ce19"/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9" table:number-columns-repeated="2"/>
          <table:table-cell table:style-name="ce20"/>
          <table:table-cell table:style-name="ce19"/>
          <table:table-cell table:number-columns-repeated="6"/>
          <table:table-cell table:style-name="ce19" table:number-columns-repeated="2"/>
          <table:table-cell/>
          <table:table-cell table:style-name="ce19"/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2"/>
          <table:table-cell table:style-name="ce19" table:number-columns-repeated="2"/>
          <table:table-cell/>
          <table:table-cell table:style-name="ce19"/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12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120+25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120+39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180+3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formula="of:=180+14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formula="of:=180+18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formula="of:=180+25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180+44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formula="of:=4*60+50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7*60+3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7*60+17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7*60+42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formula="of:=7*60+48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table:formula="of:=7*60+59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formula="of:=9*60+2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10*60+29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formula="of:=60*11+38"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023"/>
        </table:table-row>
        <table:table-row table:style-name="ro1">
          <table:table-cell table:formula="of:=23*60+28" office:value-type="float" office:value="1408" calcext:value-type="float">
            <text:p>1408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3"/>
          <table:table-cell table:style-name="ce17" table:number-columns-repeated="2"/>
          <table:table-cell table:style-name="ce20"/>
          <table:table-cell table:style-name="ce17"/>
          <table:table-cell table:number-columns-repeated="1017"/>
        </table:table-row>
        <table:table-row table:style-name="ro2">
          <table:table-cell table:number-columns-repeated="3"/>
          <table:table-cell table:style-name="ce18"/>
          <table:table-cell table:style-name="ce19"/>
          <table:table-cell table:style-name="ce20"/>
          <table:table-cell table:style-name="ce19"/>
          <table:table-cell table:number-columns-repeated="1017"/>
        </table:table-row>
        <table:table-row table:style-name="ro2" table:number-rows-repeated="9">
          <table:table-cell table:number-columns-repeated="3"/>
          <table:table-cell table:style-name="ce19" table:number-columns-repeated="2"/>
          <table:table-cell table:style-name="ce20"/>
          <table:table-cell table:style-name="ce19"/>
          <table:table-cell table:number-columns-repeated="1017"/>
        </table:table-row>
        <table:table-row table:style-name="ro2">
          <table:table-cell table:number-columns-repeated="4"/>
          <table:table-cell table:style-name="ce19"/>
          <table:table-cell table:style-name="ce20"/>
          <table:table-cell table:style-name="ce19"/>
          <table:table-cell table:number-columns-repeated="1017"/>
        </table:table-row>
        <table:table-row table:style-name="ro2">
          <table:table-cell table:number-columns-repeated="4"/>
          <table:table-cell table:style-name="ce19"/>
          <table:table-cell table:style-name="ce21"/>
          <table:table-cell table:style-name="ce19" table:formula="of:=SUM([.G81:.G91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Q 3" table:style-name="ta6">
        <office:forms form:automatic-focus="false" form:apply-design-mode="false"/>
        <table:shapes>
          <draw:frame draw:z-index="0" draw:style-name="gr2" draw:text-style-name="P1" svg:width="15.997cm" svg:height="8.982cm" svg:x="20.667cm" svg:y="1.259cm">
            <draw:object draw:notify-on-update-of-ranges="'QQ 3'.G2:'QQ 3'.G66 'QQ 3'.F2:'QQ 3'.F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0"/>
        <table:table-column table:style-name="co6" table:number-columns-repeated="3" table:default-cell-style-name="ce10"/>
        <table:table-column table:style-name="co6" table:default-cell-style-name="ce12"/>
        <table:table-column table:style-name="co6" table:default-cell-style-name="ce14"/>
        <table:table-column table:style-name="co1" table:default-cell-style-name="Default"/>
        <table:table-column table:style-name="co6" table:default-cell-style-name="ce10"/>
        <table:table-column table:style-name="co4" table:default-cell-style-name="ce10"/>
        <table:table-column table:style-name="co2" table:number-columns-repeated="1015" table:default-cell-style-name="Default"/>
        <table:table-row table:style-name="ro2">
          <table:table-cell table:number-columns-repeated="3"/>
          <table:table-cell table:style-name="ce16" office:value-type="string" calcext:value-type="string">
            <text:p>j</text:p>
          </table:table-cell>
          <table:table-cell table:style-name="ce11" office:value-type="string" calcext:value-type="string">
            <text:p>(j-1/2)/n</text:p>
          </table:table-cell>
          <table:table-cell table:style-name="ce19" office:value-type="string" calcext:value-type="string">
            <text:p>F^(-1)</text:p>
          </table:table-cell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8" office:value-type="float" office:value="65" calcext:value-type="float">
            <text:p>65</text:p>
          </table:table-cell>
          <table:table-cell table:style-name="ce19"/>
          <table:table-cell table:style-name="ce16" office:value-type="float" office:value="1" calcext:value-type="float">
            <text:p>1</text:p>
          </table:table-cell>
          <table:table-cell table:style-name="ce11" table:formula="of:=([.D2]-0.5)/[.$B$2]" office:value-type="float" office:value="0.00769230769230769" calcext:value-type="float">
            <text:p>0,00769230769230769</text:p>
          </table:table-cell>
          <table:table-cell table:style-name="ce13" table:formula="of:=-(1/[.$B$6])*LN(1-[.E2])" office:value-type="float" office:value="1.45020025643635" calcext:value-type="float">
            <text:p>1,4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table:number-columns-repeated="1015"/>
        </table:table-row>
        <table:table-row table:style-name="ro2"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1" table:formula="of:=([.D3]-0.5)/[.$B$2]" office:value-type="float" office:value="0.0230769230769231" calcext:value-type="float">
            <text:p>0,0230769230769231</text:p>
          </table:table-cell>
          <table:table-cell table:style-name="ce13" table:formula="of:=-(1/[.$B$6])*LN(1-[.E3])" office:value-type="float" office:value="4.38463495863494" calcext:value-type="float">
            <text:p>4,3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6" office:value-type="string" calcext:value-type="string">
            <text:p>Next Step:</text:p>
          </table:table-cell>
          <table:table-cell table:number-columns-repeated="1008"/>
        </table:table-row>
        <table:table-row table:style-name="ro2">
          <table:table-cell table:style-name="ce19" table:number-columns-repeated="2"/>
          <table:table-cell/>
          <table:table-cell table:style-name="ce16" office:value-type="float" office:value="3" calcext:value-type="float">
            <text:p>3</text:p>
          </table:table-cell>
          <table:table-cell table:style-name="ce11" table:formula="of:=([.D4]-0.5)/[.$B$2]" office:value-type="float" office:value="0.0384615384615385" calcext:value-type="float">
            <text:p>0,0384615384615385</text:p>
          </table:table-cell>
          <table:table-cell table:style-name="ce13" table:formula="of:=-(1/[.$B$6])*LN(1-[.E4])" office:value-type="float" office:value="7.36564993018625" calcext:value-type="float">
            <text:p>7,3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6" office:value-type="string" calcext:value-type="string">
            <text:p>Fix intervals</text:p>
          </table:table-cell>
          <table:table-cell table:number-columns-repeated="1008"/>
        </table:table-row>
        <table:table-row table:style-name="ro2">
          <table:table-cell table:style-name="ce19" table:number-columns-repeated="2"/>
          <table:table-cell/>
          <table:table-cell table:style-name="ce16" office:value-type="float" office:value="4" calcext:value-type="float">
            <text:p>4</text:p>
          </table:table-cell>
          <table:table-cell table:style-name="ce11" table:formula="of:=([.D5]-0.5)/[.$B$2]" office:value-type="float" office:value="0.0538461538461539" calcext:value-type="float">
            <text:p>0,0538461538461539</text:p>
          </table:table-cell>
          <table:table-cell table:style-name="ce13" table:formula="of:=-(1/[.$B$6])*LN(1-[.E5])" office:value-type="float" office:value="10.3947478566184" calcext:value-type="float">
            <text:p>10,3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6" office:value-type="string" calcext:value-type="string">
            <text:p>Count hits (Oi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mbda</text:p>
          </table:table-cell>
          <table:table-cell table:formula="of:=1/[.B9]" office:value-type="float" office:value="0.0053248136315229" calcext:value-type="float">
            <text:p>0,005324813631522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1" table:formula="of:=([.D6]-0.5)/[.$B$2]" office:value-type="float" office:value="0.0692307692307692" calcext:value-type="float">
            <text:p>0,0692307692307692</text:p>
          </table:table-cell>
          <table:table-cell table:style-name="ce13" table:formula="of:=-(1/[.$B$6])*LN(1-[.E6])" office:value-type="float" office:value="13.4735053324904" calcext:value-type="float">
            <text:p>13,4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11" table:formula="of:=([.D7]-0.5)/[.$B$2]" office:value-type="float" office:value="0.0846153846153846" calcext:value-type="float">
            <text:p>0,0846153846153846</text:p>
          </table:table-cell>
          <table:table-cell table:style-name="ce13" table:formula="of:=-(1/[.$B$6])*LN(1-[.E7])" office:value-type="float" office:value="16.6035777892132" calcext:value-type="float">
            <text:p>16,6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7" calcext:value-type="float">
            <text:p>7</text:p>
          </table:table-cell>
          <table:table-cell table:style-name="ce11" table:formula="of:=([.D8]-0.5)/[.$B$2]" office:value-type="float" office:value="0.1" calcext:value-type="float">
            <text:p>0,1</text:p>
          </table:table-cell>
          <table:table-cell table:style-name="ce13" table:formula="of:=-(1/[.$B$6])*LN(1-[.E8])" office:value-type="float" office:value="19.7867048405398" calcext:value-type="float">
            <text:p>19,7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rage</text:p>
          </table:table-cell>
          <table:table-cell table:style-name="ce19" office:value-type="float" office:value="187.8" calcext:value-type="float">
            <text:p>187,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1" table:formula="of:=([.D9]-0.5)/[.$B$2]" office:value-type="float" office:value="0.115384615384615" calcext:value-type="float">
            <text:p>0,115384615384615</text:p>
          </table:table-cell>
          <table:table-cell table:style-name="ce13" table:formula="of:=-(1/[.$B$6])*LN(1-[.E9])" office:value-type="float" office:value="23.0247160889399" calcext:value-type="float">
            <text:p>23,0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/>
          <table:table-cell table:style-name="ce16" office:value-type="float" office:value="9" calcext:value-type="float">
            <text:p>9</text:p>
          </table:table-cell>
          <table:table-cell table:style-name="ce11" table:formula="of:=([.D10]-0.5)/[.$B$2]" office:value-type="float" office:value="0.130769230769231" calcext:value-type="float">
            <text:p>0,130769230769231</text:p>
          </table:table-cell>
          <table:table-cell table:style-name="ce13" table:formula="of:=-(1/[.$B$6])*LN(1-[.E10])" office:value-type="float" office:value="26.3195374413809" calcext:value-type="float">
            <text:p>26,3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0" calcext:value-type="float">
            <text:p>10</text:p>
          </table:table-cell>
          <table:table-cell table:style-name="ce11" table:formula="of:=([.D11]-0.5)/[.$B$2]" office:value-type="float" office:value="0.146153846153846" calcext:value-type="float">
            <text:p>0,146153846153846</text:p>
          </table:table-cell>
          <table:table-cell table:style-name="ce13" table:formula="of:=-(1/[.$B$6])*LN(1-[.E11])" office:value-type="float" office:value="29.673197989102" calcext:value-type="float">
            <text:p>29,67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16" office:value-type="float" office:value="11" calcext:value-type="float">
            <text:p>11</text:p>
          </table:table-cell>
          <table:table-cell table:style-name="ce11" table:formula="of:=([.D12]-0.5)/[.$B$2]" office:value-type="float" office:value="0.161538461538462" calcext:value-type="float">
            <text:p>0,161538461538462</text:p>
          </table:table-cell>
          <table:table-cell table:style-name="ce13" table:formula="of:=-(1/[.$B$6])*LN(1-[.E12])" office:value-type="float" office:value="33.0878375129253" calcext:value-type="float">
            <text:p>33,09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2" calcext:value-type="float">
            <text:p>12</text:p>
          </table:table-cell>
          <table:table-cell table:style-name="ce11" table:formula="of:=([.D13]-0.5)/[.$B$2]" office:value-type="float" office:value="0.176923076923077" calcext:value-type="float">
            <text:p>0,176923076923077</text:p>
          </table:table-cell>
          <table:table-cell table:style-name="ce13" table:formula="of:=-(1/[.$B$6])*LN(1-[.E13])" office:value-type="float" office:value="36.5657146836124" calcext:value-type="float">
            <text:p>36,57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3" calcext:value-type="float">
            <text:p>13</text:p>
          </table:table-cell>
          <table:table-cell table:style-name="ce11" table:formula="of:=([.D14]-0.5)/[.$B$2]" office:value-type="float" office:value="0.192307692307692" calcext:value-type="float">
            <text:p>0,192307692307692</text:p>
          </table:table-cell>
          <table:table-cell table:style-name="ce13" table:formula="of:=-(1/[.$B$6])*LN(1-[.E14])" office:value-type="float" office:value="40.1092160359754" calcext:value-type="float">
            <text:p>40,1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4" calcext:value-type="float">
            <text:p>14</text:p>
          </table:table-cell>
          <table:table-cell table:style-name="ce11" table:formula="of:=([.D15]-0.5)/[.$B$2]" office:value-type="float" office:value="0.207692307692308" calcext:value-type="float">
            <text:p>0,207692307692308</text:p>
          </table:table-cell>
          <table:table-cell table:style-name="ce13" table:formula="of:=-(1/[.$B$6])*LN(1-[.E15])" office:value-type="float" office:value="43.7208658060329" calcext:value-type="float">
            <text:p>43,72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table:style-name="ce11" table:formula="of:=([.D16]-0.5)/[.$B$2]" office:value-type="float" office:value="0.223076923076923" calcext:value-type="float">
            <text:p>0,223076923076923</text:p>
          </table:table-cell>
          <table:table-cell table:style-name="ce13" table:formula="of:=-(1/[.$B$6])*LN(1-[.E16])" office:value-type="float" office:value="47.4033367327698" calcext:value-type="float">
            <text:p>47,4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table:style-name="ce11" table:formula="of:=([.D17]-0.5)/[.$B$2]" office:value-type="float" office:value="0.238461538461538" calcext:value-type="float">
            <text:p>0,238461538461538</text:p>
          </table:table-cell>
          <table:table-cell table:style-name="ce13" table:formula="of:=-(1/[.$B$6])*LN(1-[.E17])" office:value-type="float" office:value="51.1594619402823" calcext:value-type="float">
            <text:p>51,1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6" office:value-type="float" office:value="17" calcext:value-type="float">
            <text:p>17</text:p>
          </table:table-cell>
          <table:table-cell table:style-name="ce11" table:formula="of:=([.D18]-0.5)/[.$B$2]" office:value-type="float" office:value="0.253846153846154" calcext:value-type="float">
            <text:p>0,253846153846154</text:p>
          </table:table-cell>
          <table:table-cell table:style-name="ce13" table:formula="of:=-(1/[.$B$6])*LN(1-[.E18])" office:value-type="float" office:value="54.9922480326231" calcext:value-type="float">
            <text:p>54,9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46"/>
          <table:table-cell table:style-name="ce47" table:number-columns-repeated="5"/>
          <table:table-cell table:number-columns-repeated="1010"/>
        </table:table-row>
        <table:table-row table:style-name="ro2">
          <table:table-cell table:number-columns-repeated="3"/>
          <table:table-cell table:style-name="ce16" office:value-type="float" office:value="18" calcext:value-type="float">
            <text:p>18</text:p>
          </table:table-cell>
          <table:table-cell table:style-name="ce11" table:formula="of:=([.D19]-0.5)/[.$B$2]" office:value-type="float" office:value="0.269230769230769" calcext:value-type="float">
            <text:p>0,269230769230769</text:p>
          </table:table-cell>
          <table:table-cell table:style-name="ce13" table:formula="of:=-(1/[.$B$6])*LN(1-[.E19])" office:value-type="float" office:value="58.9048895529767" calcext:value-type="float">
            <text:p>58,9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19" calcext:value-type="float">
            <text:p>19</text:p>
          </table:table-cell>
          <table:table-cell table:style-name="ce11" table:formula="of:=([.D20]-0.5)/[.$B$2]" office:value-type="float" office:value="0.284615384615385" calcext:value-type="float">
            <text:p>0,284615384615385</text:p>
          </table:table-cell>
          <table:table-cell table:style-name="ce13" table:formula="of:=-(1/[.$B$6])*LN(1-[.E20])" office:value-type="float" office:value="62.900784981377" calcext:value-type="float">
            <text:p>62,9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style-name="ce11" table:formula="of:=([.D21]-0.5)/[.$B$2]" office:value-type="float" office:value="0.3" calcext:value-type="float">
            <text:p>0,3</text:p>
          </table:table-cell>
          <table:table-cell table:style-name="ce13" table:formula="of:=-(1/[.$B$6])*LN(1-[.E21])" office:value-type="float" office:value="66.983554471694" calcext:value-type="float">
            <text:p>66,98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1" calcext:value-type="float">
            <text:p>21</text:p>
          </table:table-cell>
          <table:table-cell table:style-name="ce11" table:formula="of:=([.D22]-0.5)/[.$B$2]" office:value-type="float" office:value="0.315384615384615" calcext:value-type="float">
            <text:p>0,315384615384615</text:p>
          </table:table-cell>
          <table:table-cell table:style-name="ce13" table:formula="of:=-(1/[.$B$6])*LN(1-[.E22])" office:value-type="float" office:value="71.1570595598624" calcext:value-type="float">
            <text:p>71,16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2" calcext:value-type="float">
            <text:p>22</text:p>
          </table:table-cell>
          <table:table-cell table:style-name="ce11" table:formula="of:=([.D23]-0.5)/[.$B$2]" office:value-type="float" office:value="0.330769230769231" calcext:value-type="float">
            <text:p>0,330769230769231</text:p>
          </table:table-cell>
          <table:table-cell table:style-name="ce13" table:formula="of:=-(1/[.$B$6])*LN(1-[.E23])" office:value-type="float" office:value="75.4254251122276" calcext:value-type="float">
            <text:p>75,43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3" calcext:value-type="float">
            <text:p>23</text:p>
          </table:table-cell>
          <table:table-cell table:style-name="ce11" table:formula="of:=([.D24]-0.5)/[.$B$2]" office:value-type="float" office:value="0.346153846153846" calcext:value-type="float">
            <text:p>0,346153846153846</text:p>
          </table:table-cell>
          <table:table-cell table:style-name="ce13" table:formula="of:=-(1/[.$B$6])*LN(1-[.E24])" office:value-type="float" office:value="79.7930638266769" calcext:value-type="float">
            <text:p>79,79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4" calcext:value-type="float">
            <text:p>24</text:p>
          </table:table-cell>
          <table:table-cell table:style-name="ce11" table:formula="of:=([.D25]-0.5)/[.$B$2]" office:value-type="float" office:value="0.361538461538461" calcext:value-type="float">
            <text:p>0,361538461538461</text:p>
          </table:table-cell>
          <table:table-cell table:style-name="ce13" table:formula="of:=-(1/[.$B$6])*LN(1-[.E25])" office:value-type="float" office:value="84.2647036513571" calcext:value-type="float">
            <text:p>84,26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5" calcext:value-type="float">
            <text:p>25</text:p>
          </table:table-cell>
          <table:table-cell table:style-name="ce11" table:formula="of:=([.D26]-0.5)/[.$B$2]" office:value-type="float" office:value="0.376923076923077" calcext:value-type="float">
            <text:p>0,376923076923077</text:p>
          </table:table-cell>
          <table:table-cell table:style-name="ce13" table:formula="of:=-(1/[.$B$6])*LN(1-[.E26])" office:value-type="float" office:value="88.8454185480744" calcext:value-type="float">
            <text:p>88,8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6" calcext:value-type="float">
            <text:p>26</text:p>
          </table:table-cell>
          <table:table-cell table:style-name="ce11" table:formula="of:=([.D27]-0.5)/[.$B$2]" office:value-type="float" office:value="0.392307692307692" calcext:value-type="float">
            <text:p>0,392307692307692</text:p>
          </table:table-cell>
          <table:table-cell table:style-name="ce13" table:formula="of:=-(1/[.$B$6])*LN(1-[.E27])" office:value-type="float" office:value="93.5406631022517" calcext:value-type="float">
            <text:p>93,54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7" calcext:value-type="float">
            <text:p>27</text:p>
          </table:table-cell>
          <table:table-cell table:style-name="ce11" table:formula="of:=([.D28]-0.5)/[.$B$2]" office:value-type="float" office:value="0.407692307692308" calcext:value-type="float">
            <text:p>0,407692307692308</text:p>
          </table:table-cell>
          <table:table-cell table:style-name="ce13" table:formula="of:=-(1/[.$B$6])*LN(1-[.E28])" office:value-type="float" office:value="98.3563115714366" calcext:value-type="float">
            <text:p>98,36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8" calcext:value-type="float">
            <text:p>28</text:p>
          </table:table-cell>
          <table:table-cell table:style-name="ce11" table:formula="of:=([.D29]-0.5)/[.$B$2]" office:value-type="float" office:value="0.423076923076923" calcext:value-type="float">
            <text:p>0,423076923076923</text:p>
          </table:table-cell>
          <table:table-cell table:style-name="ce13" table:formula="of:=-(1/[.$B$6])*LN(1-[.E29])" office:value-type="float" office:value="103.298702073439" calcext:value-type="float">
            <text:p>103,30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29" calcext:value-type="float">
            <text:p>29</text:p>
          </table:table-cell>
          <table:table-cell table:style-name="ce11" table:formula="of:=([.D30]-0.5)/[.$B$2]" office:value-type="float" office:value="0.438461538461538" calcext:value-type="float">
            <text:p>0,438461538461538</text:p>
          </table:table-cell>
          <table:table-cell table:style-name="ce13" table:formula="of:=-(1/[.$B$6])*LN(1-[.E30])" office:value-type="float" office:value="108.37468674789" calcext:value-type="float">
            <text:p>108,37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0" calcext:value-type="float">
            <text:p>30</text:p>
          </table:table-cell>
          <table:table-cell table:style-name="ce11" table:formula="of:=([.D31]-0.5)/[.$B$2]" office:value-type="float" office:value="0.453846153846154" calcext:value-type="float">
            <text:p>0,453846153846154</text:p>
          </table:table-cell>
          <table:table-cell table:style-name="ce13" table:formula="of:=-(1/[.$B$6])*LN(1-[.E31])" office:value-type="float" office:value="113.591688887199" calcext:value-type="float">
            <text:p>113,59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1" calcext:value-type="float">
            <text:p>31</text:p>
          </table:table-cell>
          <table:table-cell table:style-name="ce11" table:formula="of:=([.D32]-0.5)/[.$B$2]" office:value-type="float" office:value="0.469230769230769" calcext:value-type="float">
            <text:p>0,469230769230769</text:p>
          </table:table-cell>
          <table:table-cell table:style-name="ce13" table:formula="of:=-(1/[.$B$6])*LN(1-[.E32])" office:value-type="float" office:value="118.957768232193" calcext:value-type="float">
            <text:p>118,96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2" calcext:value-type="float">
            <text:p>32</text:p>
          </table:table-cell>
          <table:table-cell table:style-name="ce11" table:formula="of:=([.D33]-0.5)/[.$B$2]" office:value-type="float" office:value="0.484615384615385" calcext:value-type="float">
            <text:p>0,484615384615385</text:p>
          </table:table-cell>
          <table:table-cell table:style-name="ce13" table:formula="of:=-(1/[.$B$6])*LN(1-[.E33])" office:value-type="float" office:value="124.481695873935" calcext:value-type="float">
            <text:p>124,48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3" calcext:value-type="float">
            <text:p>33</text:p>
          </table:table-cell>
          <table:table-cell table:style-name="ce11" table:formula="of:=([.D34]-0.5)/[.$B$2]" office:value-type="float" office:value="0.5" calcext:value-type="float">
            <text:p>0,5</text:p>
          </table:table-cell>
          <table:table-cell table:style-name="ce13" table:formula="of:=-(1/[.$B$6])*LN(1-[.E34])" office:value-type="float" office:value="130.173040509158" calcext:value-type="float">
            <text:p>130,17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4" calcext:value-type="float">
            <text:p>34</text:p>
          </table:table-cell>
          <table:table-cell table:style-name="ce11" table:formula="of:=([.D35]-0.5)/[.$B$2]" office:value-type="float" office:value="0.515384615384615" calcext:value-type="float">
            <text:p>0,515384615384615</text:p>
          </table:table-cell>
          <table:table-cell table:style-name="ce13" table:formula="of:=-(1/[.$B$6])*LN(1-[.E35])" office:value-type="float" office:value="136.042268179228" calcext:value-type="float">
            <text:p>136,04</text:p>
          </table:table-cell>
          <table:table-cell table:formula="of:=60+51"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5" calcext:value-type="float">
            <text:p>35</text:p>
          </table:table-cell>
          <table:table-cell table:style-name="ce11" table:formula="of:=([.D36]-0.5)/[.$B$2]" office:value-type="float" office:value="0.530769230769231" calcext:value-type="float">
            <text:p>0,530769230769231</text:p>
          </table:table-cell>
          <table:table-cell table:style-name="ce13" table:formula="of:=-(1/[.$B$6])*LN(1-[.E36])" office:value-type="float" office:value="142.100858103811" calcext:value-type="float">
            <text:p>142,10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6" calcext:value-type="float">
            <text:p>36</text:p>
          </table:table-cell>
          <table:table-cell table:style-name="ce11" table:formula="of:=([.D37]-0.5)/[.$B$2]" office:value-type="float" office:value="0.546153846153846" calcext:value-type="float">
            <text:p>0,546153846153846</text:p>
          </table:table-cell>
          <table:table-cell table:style-name="ce13" table:formula="of:=-(1/[.$B$6])*LN(1-[.E37])" office:value-type="float" office:value="148.361437830064" calcext:value-type="float">
            <text:p>148,36</text:p>
          </table:table-cell>
          <table:table-cell office:value-type="float" office:value="117" calcext:value-type="float">
            <text:p>11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7" calcext:value-type="float">
            <text:p>37</text:p>
          </table:table-cell>
          <table:table-cell table:style-name="ce11" table:formula="of:=([.D38]-0.5)/[.$B$2]" office:value-type="float" office:value="0.561538461538462" calcext:value-type="float">
            <text:p>0,561538461538462</text:p>
          </table:table-cell>
          <table:table-cell table:style-name="ce13" table:formula="of:=-(1/[.$B$6])*LN(1-[.E38])" office:value-type="float" office:value="154.83794169623" calcext:value-type="float">
            <text:p>154,84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8" calcext:value-type="float">
            <text:p>38</text:p>
          </table:table-cell>
          <table:table-cell table:style-name="ce11" table:formula="of:=([.D39]-0.5)/[.$B$2]" office:value-type="float" office:value="0.576923076923077" calcext:value-type="float">
            <text:p>0,576923076923077</text:p>
          </table:table-cell>
          <table:table-cell table:style-name="ce13" table:formula="of:=-(1/[.$B$6])*LN(1-[.E39])" office:value-type="float" office:value="161.5457976089" calcext:value-type="float">
            <text:p>161,55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39" calcext:value-type="float">
            <text:p>39</text:p>
          </table:table-cell>
          <table:table-cell table:style-name="ce11" table:formula="of:=([.D40]-0.5)/[.$B$2]" office:value-type="float" office:value="0.592307692307692" calcext:value-type="float">
            <text:p>0,592307692307692</text:p>
          </table:table-cell>
          <table:table-cell table:style-name="ce13" table:formula="of:=-(1/[.$B$6])*LN(1-[.E40])" office:value-type="float" office:value="168.50214843047" calcext:value-type="float">
            <text:p>168,50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0" calcext:value-type="float">
            <text:p>40</text:p>
          </table:table-cell>
          <table:table-cell table:style-name="ce11" table:formula="of:=([.D41]-0.5)/[.$B$2]" office:value-type="float" office:value="0.607692307692308" calcext:value-type="float">
            <text:p>0,607692307692308</text:p>
          </table:table-cell>
          <table:table-cell table:style-name="ce13" table:formula="of:=-(1/[.$B$6])*LN(1-[.E41])" office:value-type="float" office:value="175.72611596993" calcext:value-type="float">
            <text:p>175,73</text:p>
          </table:table-cell>
          <table:table-cell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1" calcext:value-type="float">
            <text:p>41</text:p>
          </table:table-cell>
          <table:table-cell table:style-name="ce11" table:formula="of:=([.D42]-0.5)/[.$B$2]" office:value-type="float" office:value="0.623076923076923" calcext:value-type="float">
            <text:p>0,623076923076923</text:p>
          </table:table-cell>
          <table:table-cell table:style-name="ce13" table:formula="of:=-(1/[.$B$6])*LN(1-[.E42])" office:value-type="float" office:value="183.239117810383" calcext:value-type="float">
            <text:p>183,24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2" calcext:value-type="float">
            <text:p>42</text:p>
          </table:table-cell>
          <table:table-cell table:style-name="ce11" table:formula="of:=([.D43]-0.5)/[.$B$2]" office:value-type="float" office:value="0.638461538461538" calcext:value-type="float">
            <text:p>0,638461538461538</text:p>
          </table:table-cell>
          <table:table-cell table:style-name="ce13" table:formula="of:=-(1/[.$B$6])*LN(1-[.E43])" office:value-type="float" office:value="191.065250194409" calcext:value-type="float">
            <text:p>191,07</text:p>
          </table:table-cell>
          <table:table-cell table:formula="of:=120+22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3" calcext:value-type="float">
            <text:p>43</text:p>
          </table:table-cell>
          <table:table-cell table:style-name="ce11" table:formula="of:=([.D44]-0.5)/[.$B$2]" office:value-type="float" office:value="0.653846153846154" calcext:value-type="float">
            <text:p>0,653846153846154</text:p>
          </table:table-cell>
          <table:table-cell table:style-name="ce13" table:formula="of:=-(1/[.$B$6])*LN(1-[.E44])" office:value-type="float" office:value="199.231754216692" calcext:value-type="float">
            <text:p>199,23</text:p>
          </table:table-cell>
          <table:table-cell table:formula="of:=120+25" office:value-type="float" office:value="145" calcext:value-type="float">
            <text:p>14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4" calcext:value-type="float">
            <text:p>44</text:p>
          </table:table-cell>
          <table:table-cell table:style-name="ce11" table:formula="of:=([.D45]-0.5)/[.$B$2]" office:value-type="float" office:value="0.669230769230769" calcext:value-type="float">
            <text:p>0,669230769230769</text:p>
          </table:table-cell>
          <table:table-cell table:style-name="ce13" table:formula="of:=-(1/[.$B$6])*LN(1-[.E45])" office:value-type="float" office:value="207.769588068307" calcext:value-type="float">
            <text:p>207,77</text:p>
          </table:table-cell>
          <table:table-cell table:formula="of:=120+39" office:value-type="float" office:value="159" calcext:value-type="float">
            <text:p>15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5" calcext:value-type="float">
            <text:p>45</text:p>
          </table:table-cell>
          <table:table-cell table:style-name="ce11" table:formula="of:=([.D46]-0.5)/[.$B$2]" office:value-type="float" office:value="0.684615384615385" calcext:value-type="float">
            <text:p>0,684615384615385</text:p>
          </table:table-cell>
          <table:table-cell table:style-name="ce13" table:formula="of:=-(1/[.$B$6])*LN(1-[.E46])" office:value-type="float" office:value="216.71413566849" calcext:value-type="float">
            <text:p>216,71</text:p>
          </table:table-cell>
          <table:table-cell table:formula="of:=180+3" office:value-type="float" office:value="183" calcext:value-type="float">
            <text:p>18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6" calcext:value-type="float">
            <text:p>46</text:p>
          </table:table-cell>
          <table:table-cell table:style-name="ce11" table:formula="of:=([.D47]-0.5)/[.$B$2]" office:value-type="float" office:value="0.7" calcext:value-type="float">
            <text:p>0,7</text:p>
          </table:table-cell>
          <table:table-cell table:style-name="ce13" table:formula="of:=-(1/[.$B$6])*LN(1-[.E47])" office:value-type="float" office:value="226.106092652411" calcext:value-type="float">
            <text:p>226,11</text:p>
          </table:table-cell>
          <table:table-cell office:value-type="float" office:value="191" calcext:value-type="float">
            <text:p>19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7" calcext:value-type="float">
            <text:p>47</text:p>
          </table:table-cell>
          <table:table-cell table:style-name="ce11" table:formula="of:=([.D48]-0.5)/[.$B$2]" office:value-type="float" office:value="0.715384615384615" calcext:value-type="float">
            <text:p>0,715384615384615</text:p>
          </table:table-cell>
          <table:table-cell table:style-name="ce13" table:formula="of:=-(1/[.$B$6])*LN(1-[.E48])" office:value-type="float" office:value="235.992585800973" calcext:value-type="float">
            <text:p>235,99</text:p>
          </table:table-cell>
          <table:table-cell table:formula="of:=180+14" office:value-type="float" office:value="194" calcext:value-type="float">
            <text:p>19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8" calcext:value-type="float">
            <text:p>48</text:p>
          </table:table-cell>
          <table:table-cell table:style-name="ce11" table:formula="of:=([.D49]-0.5)/[.$B$2]" office:value-type="float" office:value="0.730769230769231" calcext:value-type="float">
            <text:p>0,730769230769231</text:p>
          </table:table-cell>
          <table:table-cell table:style-name="ce13" table:formula="of:=-(1/[.$B$6])*LN(1-[.E49])" office:value-type="float" office:value="246.428603847847" calcext:value-type="float">
            <text:p>246,43</text:p>
          </table:table-cell>
          <table:table-cell table:formula="of:=180+18"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49" calcext:value-type="float">
            <text:p>49</text:p>
          </table:table-cell>
          <table:table-cell table:style-name="ce11" table:formula="of:=([.D50]-0.5)/[.$B$2]" office:value-type="float" office:value="0.746153846153846" calcext:value-type="float">
            <text:p>0,746153846153846</text:p>
          </table:table-cell>
          <table:table-cell table:style-name="ce13" table:formula="of:=-(1/[.$B$6])*LN(1-[.E50])" office:value-type="float" office:value="257.478849752153" calcext:value-type="float">
            <text:p>257,48</text:p>
          </table:table-cell>
          <table:table-cell table:formula="of:=180+25" office:value-type="float" office:value="205" calcext:value-type="float">
            <text:p>20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0" calcext:value-type="float">
            <text:p>50</text:p>
          </table:table-cell>
          <table:table-cell table:style-name="ce11" table:formula="of:=([.D51]-0.5)/[.$B$2]" office:value-type="float" office:value="0.761538461538462" calcext:value-type="float">
            <text:p>0,761538461538462</text:p>
          </table:table-cell>
          <table:table-cell table:style-name="ce13" table:formula="of:=-(1/[.$B$6])*LN(1-[.E51])" office:value-type="float" office:value="269.220172793248" calcext:value-type="float">
            <text:p>269,22</text:p>
          </table:table-cell>
          <table:table-cell table:formula="of:=180+44" office:value-type="float" office:value="224" calcext:value-type="float">
            <text:p>2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1" calcext:value-type="float">
            <text:p>51</text:p>
          </table:table-cell>
          <table:table-cell table:style-name="ce11" table:formula="of:=([.D52]-0.5)/[.$B$2]" office:value-type="float" office:value="0.776923076923077" calcext:value-type="float">
            <text:p>0,776923076923077</text:p>
          </table:table-cell>
          <table:table-cell table:style-name="ce13" table:formula="of:=-(1/[.$B$6])*LN(1-[.E52])" office:value-type="float" office:value="281.744812924099" calcext:value-type="float">
            <text:p>281,74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2" calcext:value-type="float">
            <text:p>52</text:p>
          </table:table-cell>
          <table:table-cell table:style-name="ce11" table:formula="of:=([.D53]-0.5)/[.$B$2]" office:value-type="float" office:value="0.792307692307692" calcext:value-type="float">
            <text:p>0,792307692307692</text:p>
          </table:table-cell>
          <table:table-cell table:style-name="ce13" table:formula="of:=-(1/[.$B$6])*LN(1-[.E53])" office:value-type="float" office:value="295.164806359945" calcext:value-type="float">
            <text:p>295,16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3" calcext:value-type="float">
            <text:p>53</text:p>
          </table:table-cell>
          <table:table-cell table:style-name="ce11" table:formula="of:=([.D54]-0.5)/[.$B$2]" office:value-type="float" office:value="0.807692307692308" calcext:value-type="float">
            <text:p>0,807692307692308</text:p>
          </table:table-cell>
          <table:table-cell table:style-name="ce13" table:formula="of:=-(1/[.$B$6])*LN(1-[.E54])" office:value-type="float" office:value="309.618089885311" calcext:value-type="float">
            <text:p>309,62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4" calcext:value-type="float">
            <text:p>54</text:p>
          </table:table-cell>
          <table:table-cell table:style-name="ce11" table:formula="of:=([.D55]-0.5)/[.$B$2]" office:value-type="float" office:value="0.823076923076923" calcext:value-type="float">
            <text:p>0,823076923076923</text:p>
          </table:table-cell>
          <table:table-cell table:style-name="ce13" table:formula="of:=-(1/[.$B$6])*LN(1-[.E55])" office:value-type="float" office:value="325.277156044064" calcext:value-type="float">
            <text:p>325,28</text:p>
          </table:table-cell>
          <table:table-cell table:formula="of:=4*60+50" office:value-type="float" office:value="290" calcext:value-type="float">
            <text:p>29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5" calcext:value-type="float">
            <text:p>55</text:p>
          </table:table-cell>
          <table:table-cell table:style-name="ce11" table:formula="of:=([.D56]-0.5)/[.$B$2]" office:value-type="float" office:value="0.838461538461539" calcext:value-type="float">
            <text:p>0,838461538461539</text:p>
          </table:table-cell>
          <table:table-cell table:style-name="ce13" table:formula="of:=-(1/[.$B$6])*LN(1-[.E56])" office:value-type="float" office:value="342.3616559911" calcext:value-type="float">
            <text:p>342,36</text:p>
          </table:table-cell>
          <table:table-cell table:formula="of:=7*60+3" office:value-type="float" office:value="423" calcext:value-type="float">
            <text:p>42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6" calcext:value-type="float">
            <text:p>56</text:p>
          </table:table-cell>
          <table:table-cell table:style-name="ce11" table:formula="of:=([.D57]-0.5)/[.$B$2]" office:value-type="float" office:value="0.853846153846154" calcext:value-type="float">
            <text:p>0,853846153846154</text:p>
          </table:table-cell>
          <table:table-cell table:style-name="ce13" table:formula="of:=-(1/[.$B$6])*LN(1-[.E57])" office:value-type="float" office:value="361.157329508101" calcext:value-type="float">
            <text:p>361,16</text:p>
          </table:table-cell>
          <table:table-cell table:formula="of:=7*60+17" office:value-type="float" office:value="437" calcext:value-type="float">
            <text:p>43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7" calcext:value-type="float">
            <text:p>57</text:p>
          </table:table-cell>
          <table:table-cell table:style-name="ce11" table:formula="of:=([.D58]-0.5)/[.$B$2]" office:value-type="float" office:value="0.869230769230769" calcext:value-type="float">
            <text:p>0,869230769230769</text:p>
          </table:table-cell>
          <table:table-cell table:style-name="ce13" table:formula="of:=-(1/[.$B$6])*LN(1-[.E58])" office:value-type="float" office:value="382.045503781801" calcext:value-type="float">
            <text:p>382,05</text:p>
          </table:table-cell>
          <table:table-cell table:formula="of:=7*60+42" office:value-type="float" office:value="462" calcext:value-type="float">
            <text:p>46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8" calcext:value-type="float">
            <text:p>58</text:p>
          </table:table-cell>
          <table:table-cell table:style-name="ce11" table:formula="of:=([.D59]-0.5)/[.$B$2]" office:value-type="float" office:value="0.884615384615385" calcext:value-type="float">
            <text:p>0,884615384615385</text:p>
          </table:table-cell>
          <table:table-cell table:style-name="ce13" table:formula="of:=-(1/[.$B$6])*LN(1-[.E59])" office:value-type="float" office:value="405.551142028564" calcext:value-type="float">
            <text:p>405,55</text:p>
          </table:table-cell>
          <table:table-cell table:formula="of:=7*60+48" office:value-type="float" office:value="468" calcext:value-type="float">
            <text:p>46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59" calcext:value-type="float">
            <text:p>59</text:p>
          </table:table-cell>
          <table:table-cell table:style-name="ce11" table:formula="of:=([.D60]-0.5)/[.$B$2]" office:value-type="float" office:value="0.9" calcext:value-type="float">
            <text:p>0,9</text:p>
          </table:table-cell>
          <table:table-cell table:style-name="ce13" table:formula="of:=-(1/[.$B$6])*LN(1-[.E60])" office:value-type="float" office:value="432.425480464282" calcext:value-type="float">
            <text:p>432,43</text:p>
          </table:table-cell>
          <table:table-cell office:value-type="float" office:value="472" calcext:value-type="float">
            <text:p>47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0" calcext:value-type="float">
            <text:p>60</text:p>
          </table:table-cell>
          <table:table-cell table:style-name="ce11" table:formula="of:=([.D61]-0.5)/[.$B$2]" office:value-type="float" office:value="0.915384615384615" calcext:value-type="float">
            <text:p>0,915384615384615</text:p>
          </table:table-cell>
          <table:table-cell table:style-name="ce13" table:formula="of:=-(1/[.$B$6])*LN(1-[.E61])" office:value-type="float" office:value="463.798237564024" calcext:value-type="float">
            <text:p>463,80</text:p>
          </table:table-cell>
          <table:table-cell table:formula="of:=7*60+59" office:value-type="float" office:value="479" calcext:value-type="float">
            <text:p>47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1" calcext:value-type="float">
            <text:p>61</text:p>
          </table:table-cell>
          <table:table-cell table:style-name="ce11" table:formula="of:=([.D62]-0.5)/[.$B$2]" office:value-type="float" office:value="0.930769230769231" calcext:value-type="float">
            <text:p>0,930769230769231</text:p>
          </table:table-cell>
          <table:table-cell table:style-name="ce13" table:formula="of:=-(1/[.$B$6])*LN(1-[.E62])" office:value-type="float" office:value="501.484194171817" calcext:value-type="float">
            <text:p>501,48</text:p>
          </table:table-cell>
          <table:table-cell table:formula="of:=9*60+21" office:value-type="float" office:value="561" calcext:value-type="float">
            <text:p>56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2" calcext:value-type="float">
            <text:p>62</text:p>
          </table:table-cell>
          <table:table-cell table:style-name="ce11" table:formula="of:=([.D63]-0.5)/[.$B$2]" office:value-type="float" office:value="0.946153846153846" calcext:value-type="float">
            <text:p>0,946153846153846</text:p>
          </table:table-cell>
          <table:table-cell table:style-name="ce13" table:formula="of:=-(1/[.$B$6])*LN(1-[.E63])" office:value-type="float" office:value="548.68104380297" calcext:value-type="float">
            <text:p>548,68</text:p>
          </table:table-cell>
          <table:table-cell table:formula="of:=10*60+29" office:value-type="float" office:value="629" calcext:value-type="float">
            <text:p>62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3" calcext:value-type="float">
            <text:p>63</text:p>
          </table:table-cell>
          <table:table-cell table:style-name="ce11" table:formula="of:=([.D64]-0.5)/[.$B$2]" office:value-type="float" office:value="0.961538461538462" calcext:value-type="float">
            <text:p>0,961538461538462</text:p>
          </table:table-cell>
          <table:table-cell table:style-name="ce13" table:formula="of:=-(1/[.$B$6])*LN(1-[.E64])" office:value-type="float" office:value="611.870529840437" calcext:value-type="float">
            <text:p>611,87</text:p>
          </table:table-cell>
          <table:table-cell table:formula="of:=60*11+38" office:value-type="float" office:value="698" calcext:value-type="float">
            <text:p>69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4" calcext:value-type="float">
            <text:p>64</text:p>
          </table:table-cell>
          <table:table-cell table:style-name="ce11" table:formula="of:=([.D65]-0.5)/[.$B$2]" office:value-type="float" office:value="0.976923076923077" calcext:value-type="float">
            <text:p>0,976923076923077</text:p>
          </table:table-cell>
          <table:table-cell table:style-name="ce13" table:formula="of:=-(1/[.$B$6])*LN(1-[.E65])" office:value-type="float" office:value="707.803581983688" calcext:value-type="float">
            <text:p>707,80</text:p>
          </table:table-cell>
          <table:table-cell office:value-type="float" office:value="1097" calcext:value-type="float">
            <text:p>109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float" office:value="65" calcext:value-type="float">
            <text:p>65</text:p>
          </table:table-cell>
          <table:table-cell table:style-name="ce11" table:formula="of:=([.D66]-0.5)/[.$B$2]" office:value-type="float" office:value="0.992307692307692" calcext:value-type="float">
            <text:p>0,992307692307692</text:p>
          </table:table-cell>
          <table:table-cell table:style-name="ce13" table:formula="of:=-(1/[.$B$6])*LN(1-[.E66])" office:value-type="float" office:value="914.122969795551" calcext:value-type="float">
            <text:p>914,12</text:p>
          </table:table-cell>
          <table:table-cell table:formula="of:=23*60+28" office:value-type="float" office:value="1408" calcext:value-type="float">
            <text:p>1408</text:p>
          </table:table-cell>
          <table:table-cell table:number-columns-repeated="1017"/>
        </table:table-row>
        <table:table-row table:style-name="ro2" table:number-rows-repeated="1102">
          <table:table-cell table:number-columns-repeated="3"/>
          <table:table-cell table:style-name="ce16"/>
          <table:table-cell table:style-name="ce11"/>
          <table:table-cell table:style-name="ce13"/>
          <table:table-cell table:number-columns-repeated="1018"/>
        </table:table-row>
        <table:table-row table:style-name="ro1" table:number-rows-repeated="1047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Sq 3" table:style-name="ta7">
        <office:forms form:automatic-focus="false" form:apply-design-mode="false"/>
        <table:table-column table:style-name="co2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8" table:default-cell-style-name="ce16"/>
        <table:table-column table:style-name="co7" table:default-cell-style-name="ce56"/>
        <table:table-column table:style-name="co7" table:default-cell-style-name="ce16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number-columns-repeated="1014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55"/>
          <table:table-cell table:style-name="ce17" office:value-type="string" calcext:value-type="string">
            <text:p>xmin</text:p>
          </table:table-cell>
          <table:table-cell table:style-name="ce17" office:value-type="string" calcext:value-type="string">
            <text:p>xmax</text:p>
          </table:table-cell>
          <table:table-cell table:style-name="ce17" office:value-type="string" calcext:value-type="string">
            <text:p>Expected</text:p>
          </table:table-cell>
          <table:table-cell table:style-name="ce17" office:value-type="string" calcext:value-type="string">
            <text:p>Observed</text:p>
          </table:table-cell>
          <table:table-cell table:style-name="Default"/>
          <table:table-cell table:style-name="ce16" office:value-type="string" calcext:value-type="string">
            <text:p>Next step: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lambda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57" table:formula="of:=(COM.MICROSOFT.EXPON.DIST([.F2];[.$D$3];1)-COM.MICROSOFT.EXPON.DIST([.E2];[.$D$3];1))*[.$C$3]" office:value-type="float" office:value="35.4110759958746" calcext:value-type="float">
            <text:p>35</text:p>
          </table:table-cell>
          <table:table-cell table:style-name="ce19" office:value-type="float" office:value="43" calcext:value-type="float">
            <text:p>43</text:p>
          </table:table-cell>
          <table:table-cell table:style-name="Default"/>
          <table:table-cell table:style-name="ce16" office:value-type="string" calcext:value-type="string">
            <text:p>Recompute intervals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9"/>
          <table:table-cell table:style-name="ce38" office:value-type="float" office:value="65" calcext:value-type="float">
            <text:p>65</text:p>
          </table:table-cell>
          <table:table-cell table:style-name="Default" office:value-type="float" office:value="0.0053248136315229" calcext:value-type="float">
            <text:p>0,0053248136315229</text:p>
          </table:table-cell>
          <table:table-cell table:style-name="ce19" table:formula="of:=[.E2]+150" office:value-type="float" office:value="151" calcext:value-type="float">
            <text:p>151</text:p>
          </table:table-cell>
          <table:table-cell table:style-name="ce19" table:formula="of:=[.F2]+150" office:value-type="float" office:value="300" calcext:value-type="float">
            <text:p>300</text:p>
          </table:table-cell>
          <table:table-cell table:style-name="ce57" table:formula="of:=(COM.MICROSOFT.EXPON.DIST([.F3];[.$D$3];1)-COM.MICROSOFT.EXPON.DIST([.E3];[.$D$3];1))*[.$C$3]" office:value-type="float" office:value="15.9315689240558" calcext:value-type="float">
            <text:p>16</text:p>
          </table:table-cell>
          <table:table-cell table:style-name="ce19" office:value-type="float" office:value="11" calcext:value-type="float">
            <text:p>11</text:p>
          </table:table-cell>
          <table:table-cell table:style-name="Default"/>
          <table:table-cell table:style-name="ce16" office:value-type="string" calcext:value-type="string">
            <text:p>Compute chi 0 sqared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19" table:formula="of:=[.E3]+150" office:value-type="float" office:value="301" calcext:value-type="float">
            <text:p>301</text:p>
          </table:table-cell>
          <table:table-cell table:style-name="ce19" table:formula="of:=[.F3]+150" office:value-type="float" office:value="450" calcext:value-type="float">
            <text:p>450</text:p>
          </table:table-cell>
          <table:table-cell table:style-name="ce57" table:formula="of:=(COM.MICROSOFT.EXPON.DIST([.F4];[.$D$3];1)-COM.MICROSOFT.EXPON.DIST([.E4];[.$D$3];1))*[.$C$3]" office:value-type="float" office:value="7.16766947187682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9"/>
          <table:table-cell table:style-name="Default" table:number-columns-repeated="2"/>
          <table:table-cell table:style-name="ce19" table:formula="of:=[.E4]+150" office:value-type="float" office:value="451" calcext:value-type="float">
            <text:p>451</text:p>
          </table:table-cell>
          <table:table-cell table:style-name="ce19" table:formula="of:=[.F4]+150" office:value-type="float" office:value="600" calcext:value-type="float">
            <text:p>600</text:p>
          </table:table-cell>
          <table:table-cell table:style-name="ce57" table:formula="of:=(COM.MICROSOFT.EXPON.DIST([.F5];[.$D$3];1)-COM.MICROSOFT.EXPON.DIST([.E5];[.$D$3];1))*[.$C$3]" office:value-type="float" office:value="3.22475996576211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19" table:formula="of:=[.E5]+150" office:value-type="float" office:value="601" calcext:value-type="float">
            <text:p>601</text:p>
          </table:table-cell>
          <table:table-cell table:style-name="ce19" table:formula="of:=[.F5]+150" office:value-type="float" office:value="750" calcext:value-type="float">
            <text:p>750</text:p>
          </table:table-cell>
          <table:table-cell table:style-name="ce57" table:formula="of:=(COM.MICROSOFT.EXPON.DIST([.F6];[.$D$3];1)-COM.MICROSOFT.EXPON.DIST([.E6];[.$D$3];1))*[.$C$3]" office:value-type="float" office:value="1.45083096780398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9" table:formula="of:=[.E6]+150" office:value-type="float" office:value="751" calcext:value-type="float">
            <text:p>751</text:p>
          </table:table-cell>
          <table:table-cell table:style-name="ce19" table:formula="of:=[.F6]+150" office:value-type="float" office:value="900" calcext:value-type="float">
            <text:p>900</text:p>
          </table:table-cell>
          <table:table-cell table:style-name="ce57" table:formula="of:=(COM.MICROSOFT.EXPON.DIST([.F7];[.$D$3];1)-COM.MICROSOFT.EXPON.DIST([.E7];[.$D$3];1))*[.$C$3]" office:value-type="float" office:value="0.652734007953228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9" table:formula="of:=[.E7]+150" office:value-type="float" office:value="901" calcext:value-type="float">
            <text:p>901</text:p>
          </table:table-cell>
          <table:table-cell table:style-name="ce19" table:formula="of:=[.F7]+150" office:value-type="float" office:value="1050" calcext:value-type="float">
            <text:p>1050</text:p>
          </table:table-cell>
          <table:table-cell table:style-name="ce57" table:formula="of:=(COM.MICROSOFT.EXPON.DIST([.F8];[.$D$3];1)-COM.MICROSOFT.EXPON.DIST([.E8];[.$D$3];1))*[.$C$3]" office:value-type="float" office:value="0.293667349673118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9" table:formula="of:=[.E8]+150" office:value-type="float" office:value="1051" calcext:value-type="float">
            <text:p>1051</text:p>
          </table:table-cell>
          <table:table-cell table:style-name="ce19" table:formula="of:=[.F8]+150" office:value-type="float" office:value="1200" calcext:value-type="float">
            <text:p>1200</text:p>
          </table:table-cell>
          <table:table-cell table:style-name="ce57" table:formula="of:=(COM.MICROSOFT.EXPON.DIST([.F9];[.$D$3];1)-COM.MICROSOFT.EXPON.DIST([.E9];[.$D$3];1))*[.$C$3]" office:value-type="float" office:value="0.132121984166964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9" table:formula="of:=[.E9]+150" office:value-type="float" office:value="1201" calcext:value-type="float">
            <text:p>1201</text:p>
          </table:table-cell>
          <table:table-cell table:style-name="ce19" table:formula="of:=[.F9]+150" office:value-type="float" office:value="1350" calcext:value-type="float">
            <text:p>1350</text:p>
          </table:table-cell>
          <table:table-cell table:style-name="ce57" table:formula="of:=(COM.MICROSOFT.EXPON.DIST([.F10];[.$D$3];1)-COM.MICROSOFT.EXPON.DIST([.E10];[.$D$3];1))*[.$C$3]" office:value-type="float" office:value="0.0594421501731374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9" table:formula="of:=[.E10]+150" office:value-type="float" office:value="1351" calcext:value-type="float">
            <text:p>1351</text:p>
          </table:table-cell>
          <table:table-cell table:style-name="ce19" table:formula="of:=[.F10]+150" office:value-type="float" office:value="1500" calcext:value-type="float">
            <text:p>1500</text:p>
          </table:table-cell>
          <table:table-cell table:style-name="ce57" table:formula="of:=(COM.MICROSOFT.EXPON.DIST([.F11];[.$D$3];1)-COM.MICROSOFT.EXPON.DIST([.E11];[.$D$3];1))*[.$C$3]" office:value-type="float" office:value="0.0267432345909968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7"/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style-name="ce58" office:value-type="string" calcext:value-type="string">
            <text:p>If „Expected“ = 0 we will set it to 1 because we can’t divide by 0!</text:p>
          </table:table-cell>
          <table:table-cell table:style-name="ce53" table:number-columns-repeated="5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17" table:number-columns-repeated="4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18"/>
          <table:table-cell table:style-name="ce19"/>
          <table:table-cell table:style-name="ce57"/>
          <table:table-cell table:style-name="ce19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8"/>
          <table:table-cell table:style-name="ce19" table:number-columns-repeated="2"/>
          <table:table-cell table:style-name="ce57"/>
          <table:table-cell table:style-name="ce19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/>
          <table:table-cell table:style-name="ce59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3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ce19" table:number-columns-repeated="2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style-name="ce19" table:number-columns-repeated="2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style-name="ce19" table:number-columns-repeated="2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19" table:number-columns-repeated="2"/>
          <table:table-cell table:style-name="ce57"/>
          <table:table-cell table:style-name="ce19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19" table:number-columns-repeated="2"/>
          <table:table-cell table:style-name="ce57"/>
          <table:table-cell table:style-name="ce19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60+58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58+60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120+27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12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120+46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60*2+53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120+57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60*4+17" office:value-type="float" office:value="257" calcext:value-type="float">
            <text:p>257</text:p>
          </table:table-cell>
          <table:table-cell table:number-columns-repeated="1023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formula="of:=AVERAGE([.A1:.A1048575])" office:value-type="float" office:value="40.8803088803089" calcext:value-type="float">
            <text:p>40,8803088803089</text:p>
          </table:table-cell>
          <table:table-cell table:number-columns-repeated="1023"/>
        </table:table-row>
      </table:table>
      <table:table table:name="ChiSq 6" table:style-name="ta9" table:print-ranges="'ChiSq 6'.A1:'ChiSq 6'.H22">
        <office:forms form:automatic-focus="false" form:apply-design-mode="false"/>
        <table:table-column table:style-name="co3" table:default-cell-style-name="ce11"/>
        <table:table-column table:style-name="co6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7" table:number-columns-repeated="2" table:default-cell-style-name="ce16"/>
        <table:table-column table:style-name="co9" table:default-cell-style-name="ce16"/>
        <table:table-column table:style-name="co2" table:default-cell-style-name="Default"/>
        <table:table-column table:style-name="co11" table:default-cell-style-name="ce10"/>
        <table:table-column table:style-name="co2" table:number-columns-repeated="1014" table:default-cell-style-name="Default"/>
        <table:table-row table:style-name="ro2">
          <table:table-cell table:style-name="ce22"/>
          <table:table-cell table:style-name="ce55" table:number-columns-repeated="2"/>
          <table:table-cell table:style-name="ce17" office:value-type="string" calcext:value-type="string">
            <text:p>xmin</text:p>
          </table:table-cell>
          <table:table-cell table:style-name="ce17" office:value-type="string" calcext:value-type="string">
            <text:p>xmax</text:p>
          </table:table-cell>
          <table:table-cell table:style-name="ce17" office:value-type="string" calcext:value-type="string">
            <text:p>Expected</text:p>
          </table:table-cell>
          <table:table-cell table:style-name="ce17" office:value-type="string" calcext:value-type="string">
            <text:p>Observed</text:p>
          </table:table-cell>
          <table:table-cell table:style-name="ce17" office:value-type="string" calcext:value-type="string">
            <text:p>(Ei-Oi)^2/Ei</text:p>
          </table:table-cell>
          <table:table-cell table:style-name="ce28" table:number-columns-repeated="1016"/>
        </table:table-row>
        <table:table-row table:style-name="ro3">
          <table:table-cell table:style-name="ce23"/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57" office:value-type="float" office:value="35.4110759958746" calcext:value-type="float">
            <text:p>35</text:p>
          </table:table-cell>
          <table:table-cell table:style-name="ce19" office:value-type="float" office:value="43" calcext:value-type="float">
            <text:p>43</text:p>
          </table:table-cell>
          <table:table-cell table:style-name="ce27" table:formula="of:=([.G2]-[.F2])*([.G2]-[.F2])/[.F2]" office:value-type="float" office:value="1.62637722578948" calcext:value-type="float">
            <text:p>1,63</text:p>
          </table:table-cell>
          <table:table-cell/>
          <table:table-cell table:style-name="ce29" office:value-type="string" calcext:value-type="string">
            <text:p>We reject, so we proved that the data is not exponentially distributed!</text:p>
          </table:table-cell>
          <table:table-cell table:number-columns-repeated="1014"/>
        </table:table-row>
        <table:table-row table:style-name="ro3">
          <table:table-cell table:style-name="ce23"/>
          <table:table-cell table:style-name="ce19" office:value-type="string" calcext:value-type="string">
            <text:p>f</text:p>
          </table:table-cell>
          <table:table-cell table:style-name="ce19" table:formula="of:=10-1-1" office:value-type="float" office:value="8" calcext:value-type="float">
            <text:p>8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300" calcext:value-type="float">
            <text:p>300</text:p>
          </table:table-cell>
          <table:table-cell table:style-name="ce57" office:value-type="float" office:value="15.9315689240558" calcext:value-type="float">
            <text:p>16</text:p>
          </table:table-cell>
          <table:table-cell table:style-name="ce19" office:value-type="float" office:value="11" calcext:value-type="float">
            <text:p>11</text:p>
          </table:table-cell>
          <table:table-cell table:style-name="ce27" table:formula="of:=([.G3]-[.F3])*([.G3]-[.F3])/[.F3]" office:value-type="float" office:value="1.52655222901433" calcext:value-type="float">
            <text:p>1,53</text:p>
          </table:table-cell>
          <table:table-cell/>
          <table:table-cell table:style-name="ce29" office:value-type="string" calcext:value-type="string">
            <text:p>We barely prove it with our given alpha. Together with the result from the resized bucktes it is reasonable to assume an exponential distribution.</text:p>
          </table:table-cell>
          <table:table-cell table:number-columns-repeated="1014"/>
        </table:table-row>
        <table:table-row table:style-name="ro2">
          <table:table-cell table:style-name="ce23"/>
          <table:table-cell table:style-name="ce19" office:value-type="string" calcext:value-type="string">
            <text:p>alpha</text:p>
          </table:table-cell>
          <table:table-cell table:style-name="ce19" office:value-type="float" office:value="0.01" calcext:value-type="float">
            <text:p>0,01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450" calcext:value-type="float">
            <text:p>450</text:p>
          </table:table-cell>
          <table:table-cell table:style-name="ce57" office:value-type="float" office:value="7.16766947187682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7" table:formula="of:=([.G4]-[.F4])*([.G4]-[.F4])/[.F4]" office:value-type="float" office:value="3.72573091928234" calcext:value-type="float">
            <text:p>3,73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19" office:value-type="string" calcext:value-type="string">
            <text:p>chisq</text:p>
          </table:table-cell>
          <table:table-cell table:style-name="ce24" table:formula="of:=LEGACY.CHIINV([.C4];[.C3])" office:value-type="float" office:value="20.0902350296632" calcext:value-type="float">
            <text:p>20,090</text:p>
          </table:table-cell>
          <table:table-cell table:style-name="ce19" office:value-type="float" office:value="451" calcext:value-type="float">
            <text:p>451</text:p>
          </table:table-cell>
          <table:table-cell table:style-name="ce19" office:value-type="float" office:value="600" calcext:value-type="float">
            <text:p>600</text:p>
          </table:table-cell>
          <table:table-cell table:style-name="ce57" office:value-type="float" office:value="3.22475996576211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7" table:formula="of:=([.G5]-[.F5])*([.G5]-[.F5])/[.F5]" office:value-type="float" office:value="0.977274963910729" calcext:value-type="float">
            <text:p>0,98</text:p>
          </table:table-cell>
          <table:table-cell/>
          <table:table-cell table:style-name="Default">
            <draw:frame draw:z-index="0" draw:name="Chart 2" draw:style-name="gr1" draw:text-style-name="P1" svg:width="14.959cm" svg:height="8.131cm" svg:x="0.45cm" svg:y="0.285cm">
              <draw:object draw:notify-on-update-of-ranges="'ChiSq 6'.D2:'ChiSq 6'.E11 'ChiSq 6'.F1:'ChiSq 6'.F1 'ChiSq 6'.F2:'ChiSq 6'.F11 'ChiSq 6'.G1:'ChiSq 6'.G1 'ChiSq 6'.G2:'ChiSq 6'.G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23"/>
          <table:table-cell table:style-name="ce19" office:value-type="string" calcext:value-type="string">
            <text:p>Result</text:p>
          </table:table-cell>
          <table:table-cell table:style-name="ce25" table:formula="of:=IF([.H14]&lt;[.C5];&quot;ACCEPT&quot;;&quot;REJECT&quot;)" office:value-type="string" office:string-value="ACCEPT" calcext:value-type="string">
            <text:p>ACCEPT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750" calcext:value-type="float">
            <text:p>750</text:p>
          </table:table-cell>
          <table:table-cell table:style-name="ce57" office:value-type="float" office:value="1.45083096780398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7" table:formula="of:=([.G6]-[.F6])*([.G6]-[.F6])/[.F6]" office:value-type="float" office:value="0.207871649155386" calcext:value-type="float">
            <text:p>0,21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3"/>
          <table:table-cell table:number-columns-repeated="2"/>
          <table:table-cell table:style-name="ce19" office:value-type="float" office:value="751" calcext:value-type="float">
            <text:p>751</text:p>
          </table:table-cell>
          <table:table-cell table:style-name="ce19" office:value-type="float" office:value="900" calcext:value-type="float">
            <text:p>900</text:p>
          </table:table-cell>
          <table:table-cell table:style-name="ce57" office:value-type="float" office:value="0.652734007953228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([.G7]-[.F7])*([.G7]-[.F7])/[.F7]" office:value-type="float" office:value="0.652734007953228" calcext:value-type="float">
            <text:p>0,65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office:value-type="float" office:value="901" calcext:value-type="float">
            <text:p>901</text:p>
          </table:table-cell>
          <table:table-cell table:style-name="ce19" office:value-type="float" office:value="1050" calcext:value-type="float">
            <text:p>1050</text:p>
          </table:table-cell>
          <table:table-cell table:style-name="ce5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([.G8]-[.F8])*([.G8]-[.F8])/[.F8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office:value-type="float" office:value="1051" calcext:value-type="float">
            <text:p>1051</text:p>
          </table:table-cell>
          <table:table-cell table:style-name="ce19" office:value-type="float" office:value="1200" calcext:value-type="float">
            <text:p>1200</text:p>
          </table:table-cell>
          <table:table-cell table:style-name="ce5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([.G9]-[.F9])*([.G9]-[.F9])/[.F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office:value-type="float" office:value="1201" calcext:value-type="float">
            <text:p>1201</text:p>
          </table:table-cell>
          <table:table-cell table:style-name="ce19" office:value-type="float" office:value="1350" calcext:value-type="float">
            <text:p>1350</text:p>
          </table:table-cell>
          <table:table-cell table:style-name="ce5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([.G10]-[.F10])*([.G10]-[.F10])/[.F10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office:value-type="float" office:value="1351" calcext:value-type="float">
            <text:p>1351</text:p>
          </table:table-cell>
          <table:table-cell table:style-name="ce19" office:value-type="float" office:value="1500" calcext:value-type="float">
            <text:p>1500</text:p>
          </table:table-cell>
          <table:table-cell table:style-name="ce5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([.G11]-[.F11])*([.G11]-[.F11])/[.F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table:number-columns-repeated="2"/>
          <table:table-cell table:style-name="ce57"/>
          <table:table-cell table:style-name="ce19"/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table:number-columns-repeated="2"/>
          <table:table-cell table:style-name="ce57"/>
          <table:table-cell table:style-name="ce19"/>
          <table:table-cell table:style-name="ce27"/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19" table:number-columns-repeated="2"/>
          <table:table-cell table:style-name="ce57"/>
          <table:table-cell table:style-name="Default" office:value-type="string" calcext:value-type="string">
            <text:p>sum</text:p>
          </table:table-cell>
          <table:table-cell table:style-name="ce27" table:formula="of:=SUM([.H2:.H11])" office:value-type="float" office:value="10.7165409951055" calcext:value-type="float">
            <text:p>10,72</text:p>
          </table:table-cell>
          <table:table-cell table:number-columns-repeated="1016"/>
        </table:table-row>
        <table:table-row table:style-name="ro2" table:number-rows-repeated="2">
          <table:table-cell table:style-name="ce23"/>
          <table:table-cell table:number-columns-repeated="2"/>
          <table:table-cell table:style-name="ce19" table:number-columns-repeated="2"/>
          <table:table-cell table:style-name="ce57"/>
          <table:table-cell table:style-name="ce19"/>
          <table:table-cell table:style-name="ce27"/>
          <table:table-cell table:number-columns-repeated="1016"/>
        </table:table-row>
        <table:table-row table:style-name="ro2" table:number-rows-repeated="2">
          <table:table-cell table:style-name="Default" table:number-columns-repeated="3"/>
          <table:table-cell table:style-name="ce19" table:number-columns-repeated="2"/>
          <table:table-cell table:style-name="ce57"/>
          <table:table-cell table:style-name="ce19"/>
          <table:table-cell table:style-name="ce27"/>
          <table:table-cell table:number-columns-repeated="1016"/>
        </table:table-row>
        <table:table-row table:style-name="ro2" table:number-rows-repeated="3">
          <table:table-cell table:style-name="Default" table:number-columns-repeated="7"/>
          <table:table-cell table:style-name="ce2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 table:number-rows-repeated="2">
          <table:table-cell table:style-name="Default" table:number-columns-repeated="7"/>
          <table:table-cell table:style-name="ce27"/>
          <table:table-cell table:number-columns-repeated="1016"/>
        </table:table-row>
        <table:table-row table:style-name="ro2">
          <table:table-cell table:style-name="ce23"/>
          <table:table-cell table:style-name="ce19" table:number-columns-repeated="4"/>
          <table:table-cell table:style-name="ce26"/>
          <table:table-cell table:style-name="ce19"/>
          <table:table-cell table:style-name="ce27"/>
          <table:table-cell table:number-columns-repeated="1016"/>
        </table:table-row>
        <table:table-row table:style-name="ro2">
          <table:table-cell table:style-name="ce23"/>
          <table:table-cell table:number-columns-repeated="6"/>
          <table:table-cell table:style-name="ce27"/>
          <table:table-cell table:number-columns-repeated="1016"/>
        </table:table-row>
        <table:table-row table:style-name="ro2">
          <table:table-cell table:style-name="ce23" office:value-type="string" calcext:value-type="string">
            <text:p>With resized buckets:</text:p>
          </table:table-cell>
          <table:table-cell table:number-columns-repeated="6"/>
          <table:table-cell table:style-name="ce27"/>
          <table:table-cell table:number-columns-repeated="1016"/>
        </table:table-row>
        <table:table-row table:style-name="ro3">
          <table:table-cell table:style-name="ce23"/>
          <table:table-cell table:number-columns-repeated="2"/>
          <table:table-cell table:style-name="ce19" table:number-columns-repeated="2"/>
          <table:table-cell table:style-name="ce26"/>
          <table:table-cell table:style-name="ce19"/>
          <table:table-cell table:style-name="ce27"/>
          <table:table-cell/>
          <table:table-cell table:style-name="ce29" office:value-type="string" calcext:value-type="string">
            <text:p>We accept, so we failed to prove that the data is not exponentially distributed!</text:p>
          </table:table-cell>
          <table:table-cell table:number-columns-repeated="1014"/>
        </table:table-row>
        <table:table-row table:style-name="ro3">
          <table:table-cell table:style-name="ce23"/>
          <table:table-cell table:number-columns-repeated="2"/>
          <table:table-cell table:style-name="ce17" office:value-type="string" calcext:value-type="string">
            <text:p>xmin</text:p>
          </table:table-cell>
          <table:table-cell table:style-name="ce17" office:value-type="string" calcext:value-type="string">
            <text:p>xmax</text:p>
          </table:table-cell>
          <table:table-cell table:style-name="ce17" office:value-type="string" calcext:value-type="string">
            <text:p>Expected</text:p>
          </table:table-cell>
          <table:table-cell table:style-name="ce17" office:value-type="string" calcext:value-type="string">
            <text:p>Observed</text:p>
          </table:table-cell>
          <table:table-cell table:style-name="ce17" office:value-type="string" calcext:value-type="string">
            <text:p>(Ei-Oi)^2/Ei</text:p>
          </table:table-cell>
          <table:table-cell/>
          <table:table-cell table:style-name="ce29"/>
          <table:table-cell table:number-columns-repeated="1014"/>
        </table:table-row>
        <table:table-row table:style-name="ro3">
          <table:table-cell table:style-name="ce23"/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57" office:value-type="float" office:value="35" calcext:value-type="float">
            <text:p>35</text:p>
          </table:table-cell>
          <table:table-cell table:style-name="ce19" office:value-type="float" office:value="43" calcext:value-type="float">
            <text:p>43</text:p>
          </table:table-cell>
          <table:table-cell table:style-name="ce27" table:formula="of:=([.G30]-[.F30])*([.G30]-[.F30])/[.F30]" office:value-type="float" office:value="1.82857142857143" calcext:value-type="float">
            <text:p>1,83</text:p>
          </table:table-cell>
          <table:table-cell/>
          <table:table-cell table:style-name="ce29"/>
          <table:table-cell table:style-name="ce19"/>
          <table:table-cell table:style-name="ce57"/>
          <table:table-cell table:style-name="ce19"/>
          <table:table-cell table:number-columns-repeated="1011"/>
        </table:table-row>
        <table:table-row table:style-name="ro2">
          <table:table-cell table:style-name="ce23"/>
          <table:table-cell table:style-name="ce19" office:value-type="string" calcext:value-type="string">
            <text:p>f</text:p>
          </table:table-cell>
          <table:table-cell table:style-name="ce19" table:formula="of:=3-1-1" office:value-type="float" office:value="1" calcext:value-type="float">
            <text:p>1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300" calcext:value-type="float">
            <text:p>300</text:p>
          </table:table-cell>
          <table:table-cell table:style-name="ce57" office:value-type="float" office:value="16" calcext:value-type="float">
            <text:p>16</text:p>
          </table:table-cell>
          <table:table-cell table:style-name="ce19" office:value-type="float" office:value="11" calcext:value-type="float">
            <text:p>11</text:p>
          </table:table-cell>
          <table:table-cell table:style-name="ce27" table:formula="of:=([.G30]-[.F30])*([.G30]-[.F30])/[.F30]" office:value-type="float" office:value="1.82857142857143" calcext:value-type="float">
            <text:p>1,83</text:p>
          </table:table-cell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>
          <table:table-cell table:style-name="ce23"/>
          <table:table-cell table:style-name="ce19" office:value-type="string" calcext:value-type="string">
            <text:p>alpha</text:p>
          </table:table-cell>
          <table:table-cell table:style-name="ce19" office:value-type="float" office:value="0.01" calcext:value-type="float">
            <text:p>0,01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1500" calcext:value-type="float">
            <text:p>1500</text:p>
          </table:table-cell>
          <table:table-cell table:style-name="ce57" office:value-type="float" office:value="16" calcext:value-type="float">
            <text:p>16</text:p>
          </table:table-cell>
          <table:table-cell table:style-name="ce19" office:value-type="float" office:value="11" calcext:value-type="float">
            <text:p>11</text:p>
          </table:table-cell>
          <table:table-cell table:style-name="ce27" table:formula="of:=([.G31]-[.F31])*([.G31]-[.F31])/[.F31]" office:value-type="float" office:value="1.5625" calcext:value-type="float">
            <text:p>1,56</text:p>
          </table:table-cell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>
          <table:table-cell table:style-name="ce23"/>
          <table:table-cell table:style-name="ce19" office:value-type="string" calcext:value-type="string">
            <text:p>chisq</text:p>
          </table:table-cell>
          <table:table-cell table:style-name="ce24" table:formula="of:=LEGACY.CHIINV([.C32];[.C31])" office:value-type="float" office:value="6.63489660102121" calcext:value-type="float">
            <text:p>6,635</text:p>
          </table:table-cell>
          <table:table-cell table:style-name="ce19" table:number-columns-repeated="2"/>
          <table:table-cell table:style-name="ce57"/>
          <table:table-cell table:style-name="ce19"/>
          <table:table-cell table:style-name="Default"/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>
          <table:table-cell table:style-name="ce23"/>
          <table:table-cell table:style-name="ce19" office:value-type="string" calcext:value-type="string">
            <text:p>Result</text:p>
          </table:table-cell>
          <table:table-cell table:style-name="ce17" table:formula="of:=IF([.H34]&lt;[.C33];&quot;ACCEPT&quot;;&quot;REJECT&quot;)" office:value-type="string" office:string-value="ACCEPT" calcext:value-type="string">
            <text:p>ACCEPT</text:p>
          </table:table-cell>
          <table:table-cell table:style-name="ce19" table:number-columns-repeated="2"/>
          <table:table-cell table:style-name="ce57"/>
          <table:table-cell table:style-name="ce19" office:value-type="string" calcext:value-type="string">
            <text:p>sum</text:p>
          </table:table-cell>
          <table:table-cell table:style-name="ce27" table:formula="of:=SUM([.H30:.H32])" office:value-type="float" office:value="5.21964285714286" calcext:value-type="float">
            <text:p>5,22</text:p>
          </table:table-cell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 table:number-rows-repeated="5">
          <table:table-cell table:style-name="ce23"/>
          <table:table-cell table:number-columns-repeated="2"/>
          <table:table-cell table:style-name="ce19" table:number-columns-repeated="2"/>
          <table:table-cell table:style-name="ce57"/>
          <table:table-cell table:style-name="ce19"/>
          <table:table-cell table:style-name="ce27"/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>
          <table:table-cell table:style-name="ce23"/>
          <table:table-cell table:number-columns-repeated="2"/>
          <table:table-cell table:style-name="ce17" table:number-columns-repeated="5"/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 table:number-rows-repeated="2">
          <table:table-cell table:style-name="ce23"/>
          <table:table-cell table:number-columns-repeated="2"/>
          <table:table-cell table:style-name="ce19" table:number-columns-repeated="2"/>
          <table:table-cell table:style-name="ce57"/>
          <table:table-cell table:style-name="ce19"/>
          <table:table-cell table:style-name="ce27"/>
          <table:table-cell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 table:number-rows-repeated="5">
          <table:table-cell table:style-name="ce23"/>
          <table:table-cell table:number-columns-repeated="8"/>
          <table:table-cell table:style-name="ce19" table:number-columns-repeated="2"/>
          <table:table-cell table:style-name="ce57"/>
          <table:table-cell table:style-name="ce19"/>
          <table:table-cell table:number-columns-repeated="1011"/>
        </table:table-row>
        <table:table-row table:style-name="ro2" table:number-rows-repeated="1121">
          <table:table-cell table:style-name="ce23"/>
          <table:table-cell table:number-columns-repeated="1023"/>
        </table:table-row>
        <table:table-row table:style-name="ro2" table:number-rows-repeated="10474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Hist 0'.$A$1" table:cell-range-address="$'ChiSq 6'.$A$1:.$H$22" table:range-usable-as="print-range"/>
        </table:named-expressions>
      </table:table>
      <table:table table:name="Tabelle11" table:style-name="ta8">
        <table:table-column table:style-name="co1" table:default-cell-style-name="Default"/>
        <table:table-row table:style-name="ro1" table:number-rows-repeated="1048519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'Hist 1'.A1:'Hist 1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DM</number:text>
    </number:number-style>
    <number:number-style style:name="N15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59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0">
      <number:number number:decimal-places="5" number:min-decimal-places="5" number:min-integer-digits="1"/>
    </number:number-style>
    <number:number-style style:name="N149P0" style:volatile="true">
      <number:number number:decimal-places="2" number:min-decimal-places="2" number:min-integer-digits="1" number:grouping="true"/>
      <number:text> DM</number:text>
    </number:number-style>
    <number:number-style style:name="N1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9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0P2" style:volatile="true">
      <number:text> </number:text>
      <number:fill-character> </number:fill-character>
      <number:text>- DM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">
      <number:number number:decimal-places="1" number:min-decimal-places="1"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DM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35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42P0" style:volatile="true">
      <number:number number:decimal-places="2" number:min-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2P0"/>
    </number:number-style>
    <number:number-style style:name="N113">
      <number:number number:decimal-places="3" number:min-decimal-places="3"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48">
      <number:number number:decimal-places="8" number:min-decimal-places="8"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2P2" style:volatile="true">
      <number:text> </number:text>
      <number:fill-character> </number:fill-character>
      <number:text>-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7" number:min-decimal-places="7" number:min-integer-digits="1"/>
    </number:number-style>
    <number:time-style style:name="N127"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Hist_20_0" style:display-name="PageStyle_Hist 0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1" style:display-name="PageStyle_H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2" style:display-name="PageStyle_H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3" style:display-name="PageStyle_H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Q_20_3" style:display-name="PageStyle_QQ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3" style:display-name="PageStyle_ChiSq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6" style:display-name="PageStyle_ChiSq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Horton</meta:initial-creator>
    <meta:creation-date>2000-12-14T01:52:24</meta:creation-date>
    <dc:date>2023-06-04T13:59:27.629998515</dc:date>
    <meta:print-date>2001-05-27T17:54:21</meta:print-date>
    <meta:editing-duration>PT2H38M41S</meta:editing-duration>
    <meta:editing-cycles>40</meta:editing-cycles>
    <meta:generator>LibreOffice/7.3.7.2$Linux_X86_64 LibreOffice_project/30$Build-2</meta:generator>
    <meta:document-statistic meta:table-count="8" meta:cell-count="103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2pt" style:font-size-asian="12pt" style:font-family-complex="Arial" style:font-size-complex="12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family-complex="Arial" style:font-size-complex="12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1.11cm" svg:height="12.337cm" xlink:href=".." xlink:type="simple" chart:class="chart:bar" chart:column-mapping="1" chart:style-name="ch1">
        <chart:title svg:x="7.217cm" svg:y="0.382cm" chart:style-name="ch2">
          <text:p>Histogram for Schöninger Straße</text:p>
        </chart:title>
        <chart:plot-area chart:style-name="ch3" table:cell-range-address="'Hist 3'.D2:'Hist 3'.E11 'Hist 3'.G2:'Hist 3'.G11" chart:data-source-has-labels="column" svg:x="1.324cm" svg:y="1.556cm" svg:width="18.923cm" svg:height="9.846cm">
          <chart:coordinate-region svg:x="2.051cm" svg:y="1.782cm" svg:width="18.196cm" svg:height="8.469cm"/>
          <chart:axis chart:dimension="x" chart:name="primary-x" chart:style-name="ch4" chartooo:axis-type="auto">
            <chartooo:date-scale/>
            <chart:title svg:x="9.392cm" svg:y="11.648cm" chart:style-name="ch5">
              <text:p>Range in Seconds</text:p>
            </chart:title>
            <chart:categories table:cell-range-address="'Hist 3'.D2:'Hist 3'.E11"/>
          </chart:axis>
          <chart:axis chart:dimension="y" chart:name="primary-y" chart:style-name="ch6">
            <chart:title svg:x="0.342cm" svg:y="8.163cm" chart:style-name="ch7">
              <text:p>Numbers Encountered</text:p>
            </chart:title>
          </chart:axis>
          <chart:series chart:style-name="ch8" chart:values-cell-range-address="'Hist 3'.G2:'Hist 3'.G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1">
                <text:p>1 150</text:p>
                <text:list>
                  <text:list-item>
                    <text:p>1</text:p>
                  </text:list-item>
                  <text:list-item>
                    <text:p>150</text:p>
                  </text:list-item>
                </text:list>
                <draw:g>
                  <svg:desc>'Hist 3'.D2:'Hist 3'.E11</svg:desc>
                </draw:g>
              </table:table-cell>
              <table:table-cell office:value-type="float" office:value="43">
                <text:p>43</text:p>
                <draw:g>
                  <svg:desc>'Hist 3'.G2:'Hist 3'.G11</svg:desc>
                </draw:g>
              </table:table-cell>
            </table:table-row>
            <table:table-row>
              <table:table-cell office:value-type="float" office:value="151">
                <text:p>151 300</text:p>
                <text:list>
                  <text:list-item>
                    <text:p>151</text:p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1">
                <text:p>301 450</text:p>
                <text:list>
                  <text:list-item>
                    <text:p>301</text:p>
                  </text:list-item>
                  <text:list-item>
                    <text:p>450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1">
                <text:p>451 600</text:p>
                <text:list>
                  <text:list-item>
                    <text:p>451</text:p>
                  </text:list-item>
                  <text:list-item>
                    <text:p>600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1">
                <text:p>601 750</text:p>
                <text:list>
                  <text:list-item>
                    <text:p>601</text:p>
                  </text:list-item>
                  <text:list-item>
                    <text:p>750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1">
                <text:p>751 900</text:p>
                <text:list>
                  <text:list-item>
                    <text:p>751</text:p>
                  </text:list-item>
                  <text:list-item>
                    <text:p>90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1 1050</text:p>
                <text:list>
                  <text:list-item>
                    <text:p>901</text:p>
                  </text:list-item>
                  <text:list-item>
                    <text:p>105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1 1200</text:p>
                <text:list>
                  <text:list-item>
                    <text:p>1051</text:p>
                  </text:list-item>
                  <text:list-item>
                    <text:p>120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1">
                <text:p>1201 1350</text:p>
                <text:list>
                  <text:list-item>
                    <text:p>1201</text:p>
                  </text:list-item>
                  <text:list-item>
                    <text:p>135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1">
                <text:p>1351 1500</text:p>
                <text:list>
                  <text:list-item>
                    <text:p>1351</text:p>
                  </text:list-item>
                  <text:list-item>
                    <text:p>150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3cm" xlink:href=".." xlink:type="simple" chart:class="chart:scatter" chart:column-mapping="1 0" chart:style-name="ch1">
        <chart:title svg:x="4.873cm" svg:y="0.315cm" chart:style-name="ch2">
          <text:p>QQ-Plot for Schöninger Straße</text:p>
        </chart:title>
        <chart:plot-area chart:style-name="ch3" table:cell-range-address="'QQ 3'.F2:'QQ 3'.G66" svg:x="0.319cm" svg:y="1.273cm" svg:width="15.36cm" svg:height="7.531cm">
          <chart:coordinate-region svg:x="1.311cm" svg:y="1.472cm" svg:width="13.996cm" svg:height="6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Q 3'.F2:'QQ 3'.F66" chart:class="chart:scatter">
            <chart:domain table:cell-range-address="'QQ 3'.G2:'QQ 3'.G66"/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QQ 3'.G2:'QQ 3'.G66</svg:desc>
                </draw:g>
              </table:table-cell>
              <table:table-cell office:value-type="float" office:value="1.45020025643635">
                <text:p>1.45020025643635</text:p>
                <draw:g>
                  <svg:desc>'QQ 3'.F2:'QQ 3'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38463495863494">
                <text:p>4.38463495863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.36564993018625">
                <text:p>7.3656499301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.3947478566184">
                <text:p>10.394747856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.4735053324904">
                <text:p>13.4735053324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.6035777892132">
                <text:p>16.6035777892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9.7867048405398">
                <text:p>19.7867048405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3.0247160889399">
                <text:p>23.024716088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6.3195374413809">
                <text:p>26.3195374413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9.673197989102">
                <text:p>29.673197989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3.0878375129253">
                <text:p>33.0878375129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6.5657146836124">
                <text:p>36.5657146836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40.1092160359754">
                <text:p>40.1092160359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43.7208658060329">
                <text:p>43.7208658060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7.4033367327698">
                <text:p>47.4033367327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1.1594619402823">
                <text:p>51.1594619402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54.9922480326231">
                <text:p>54.9922480326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58.9048895529767">
                <text:p>58.9048895529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62.900784981377">
                <text:p>62.900784981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.983554471694">
                <text:p>66.983554471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71.1570595598624">
                <text:p>71.1570595598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75.4254251122276">
                <text:p>75.4254251122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79.7930638266769">
                <text:p>79.7930638266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84.2647036513571">
                <text:p>84.2647036513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88.8454185480744">
                <text:p>88.8454185480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93.5406631022517">
                <text:p>93.5406631022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8.3563115714366">
                <text:p>98.3563115714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103.298702073439">
                <text:p>103.298702073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108.37468674789">
                <text:p>108.37468674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113.591688887199">
                <text:p>113.591688887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118.957768232193">
                <text:p>118.957768232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124.481695873935">
                <text:p>124.481695873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">
                <text:p>94</text:p>
              </table:table-cell>
              <table:table-cell office:value-type="float" office:value="130.173040509158">
                <text:p>130.173040509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  <table:table-cell office:value-type="float" office:value="136.042268179228">
                <text:p>136.042268179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">
                <text:p>111</text:p>
              </table:table-cell>
              <table:table-cell office:value-type="float" office:value="142.100858103811">
                <text:p>142.100858103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48.361437830064">
                <text:p>148.361437830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">
                <text:p>119</text:p>
              </table:table-cell>
              <table:table-cell office:value-type="float" office:value="154.83794169623">
                <text:p>154.83794169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">
                <text:p>122</text:p>
              </table:table-cell>
              <table:table-cell office:value-type="float" office:value="161.5457976089">
                <text:p>161.5457976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">
                <text:p>123</text:p>
              </table:table-cell>
              <table:table-cell office:value-type="float" office:value="168.50214843047">
                <text:p>168.50214843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175.72611596993">
                <text:p>175.72611596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183.239117810383">
                <text:p>183.239117810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191.065250194409">
                <text:p>191.065250194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">
                <text:p>145</text:p>
              </table:table-cell>
              <table:table-cell office:value-type="float" office:value="199.231754216692">
                <text:p>199.231754216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">
                <text:p>159</text:p>
              </table:table-cell>
              <table:table-cell office:value-type="float" office:value="207.769588068307">
                <text:p>207.769588068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">
                <text:p>183</text:p>
              </table:table-cell>
              <table:table-cell office:value-type="float" office:value="216.71413566849">
                <text:p>216.71413566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226.106092652411">
                <text:p>226.106092652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">
                <text:p>194</text:p>
              </table:table-cell>
              <table:table-cell office:value-type="float" office:value="235.992585800973">
                <text:p>235.9925858009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">
                <text:p>198</text:p>
              </table:table-cell>
              <table:table-cell office:value-type="float" office:value="246.428603847847">
                <text:p>246.428603847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257.478849752153">
                <text:p>257.478849752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4">
                <text:p>224</text:p>
              </table:table-cell>
              <table:table-cell office:value-type="float" office:value="269.220172793248">
                <text:p>269.220172793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1">
                <text:p>241</text:p>
              </table:table-cell>
              <table:table-cell office:value-type="float" office:value="281.744812924099">
                <text:p>281.7448129240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">
                <text:p>268</text:p>
              </table:table-cell>
              <table:table-cell office:value-type="float" office:value="295.164806359945">
                <text:p>295.1648063599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9">
                <text:p>269</text:p>
              </table:table-cell>
              <table:table-cell office:value-type="float" office:value="309.618089885311">
                <text:p>309.618089885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">
                <text:p>290</text:p>
              </table:table-cell>
              <table:table-cell office:value-type="float" office:value="325.277156044064">
                <text:p>325.277156044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3">
                <text:p>423</text:p>
              </table:table-cell>
              <table:table-cell office:value-type="float" office:value="342.3616559911">
                <text:p>342.3616559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7">
                <text:p>437</text:p>
              </table:table-cell>
              <table:table-cell office:value-type="float" office:value="361.157329508101">
                <text:p>361.157329508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2">
                <text:p>462</text:p>
              </table:table-cell>
              <table:table-cell office:value-type="float" office:value="382.045503781801">
                <text:p>382.045503781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8">
                <text:p>468</text:p>
              </table:table-cell>
              <table:table-cell office:value-type="float" office:value="405.551142028564">
                <text:p>405.551142028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">
                <text:p>472</text:p>
              </table:table-cell>
              <table:table-cell office:value-type="float" office:value="432.425480464282">
                <text:p>432.425480464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9">
                <text:p>479</text:p>
              </table:table-cell>
              <table:table-cell office:value-type="float" office:value="463.798237564024">
                <text:p>463.798237564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">
                <text:p>561</text:p>
              </table:table-cell>
              <table:table-cell office:value-type="float" office:value="501.484194171817">
                <text:p>501.484194171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9">
                <text:p>629</text:p>
              </table:table-cell>
              <table:table-cell office:value-type="float" office:value="548.68104380297">
                <text:p>548.68104380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8">
                <text:p>698</text:p>
              </table:table-cell>
              <table:table-cell office:value-type="float" office:value="611.870529840437">
                <text:p>611.870529840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7">
                <text:p>1097</text:p>
              </table:table-cell>
              <table:table-cell office:value-type="float" office:value="707.803581983688">
                <text:p>707.803581983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8">
                <text:p>1408</text:p>
              </table:table-cell>
              <table:table-cell office:value-type="float" office:value="914.122969795551">
                <text:p>914.122969795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0.1000003814697pt" style:font-size-asian="10.1000003814697pt" style:font-family-complex="Arial" style:font-size-complex="10.1000003814697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1pt" style:font-size-asian="11pt" style:font-family-complex="Arial" style:font-size-complex="11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1pt" style:font-size-asian="11pt" style:font-family-complex="Arial" style:font-size-complex="11pt"/>
    </style:style>
    <style:style style:name="ch7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0000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4.96cm" svg:height="8.132cm" xlink:href=".." xlink:type="simple" chart:class="chart:bar" chart:style-name="ch1">
        <chart:subtitle svg:x="0cm" svg:y="0cm" chart:style-name="ch2">
          <text:p/>
        </chart:subtitle>
        <chart:legend chart:legend-position="end" svg:x="12.296cm" svg:y="2.764cm" style:legend-expansion="custom" svg:width="2.29cm" svg:height="1.233cm" style:legend-expansion-aspect-ratio="1.85725871857259" chart:style-name="ch3"/>
        <chart:plot-area chart:style-name="ch4" table:cell-range-address="'ChiSq 6'.D2:'ChiSq 6'.G11 'ChiSq 6'.F1:'ChiSq 6'.G1" chart:data-source-has-labels="both" svg:x="0.186cm" svg:y="0.395cm" svg:width="11.936cm" svg:height="7.473cm">
          <chart:coordinate-region svg:x="0.86cm" svg:y="0.621cm" svg:width="11.262cm" svg:height="6.096cm"/>
          <chart:axis chart:dimension="x" chart:name="primary-x" chart:style-name="ch5" chartooo:axis-type="auto">
            <chartooo:date-scale/>
            <chart:categories table:cell-range-address="'ChiSq 6'.D2:'ChiSq 6'.E11"/>
          </chart:axis>
          <chart:axis chart:dimension="y" chart:name="primary-y" chart:style-name="ch6"/>
          <chart:series chart:style-name="ch7" chart:values-cell-range-address="'ChiSq 6'.F2:'ChiSq 6'.F11" chart:label-cell-address="'ChiSq 6'.F1:'ChiSq 6'.F1" chart:class="chart:bar">
            <chart:data-point chart:repeated="10"/>
          </chart:series>
          <chart:series chart:style-name="ch8" chart:values-cell-range-address="'ChiSq 6'.G2:'ChiSq 6'.G11" chart:label-cell-address="'ChiSq 6'.G1:'ChiSq 6'.G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'ChiSq 6'.F1:'ChiSq 6'.F1</svg:desc>
                </draw:g>
              </table:table-cell>
              <table:table-cell office:value-type="string">
                <text:p>Observed</text:p>
                <draw:g>
                  <svg:desc>'ChiSq 6'.G1:'ChiSq 6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150</text:p>
                <text:list>
                  <text:list-item>
                    <text:p>1</text:p>
                  </text:list-item>
                  <text:list-item>
                    <text:p>150</text:p>
                  </text:list-item>
                </text:list>
                <draw:g>
                  <svg:desc>'ChiSq 6'.D2:'ChiSq 6'.E11</svg:desc>
                </draw:g>
              </table:table-cell>
              <table:table-cell office:value-type="float" office:value="35.4110759958746">
                <text:p>35.4110759958746</text:p>
                <draw:g>
                  <svg:desc>'ChiSq 6'.F2:'ChiSq 6'.F11</svg:desc>
                </draw:g>
              </table:table-cell>
              <table:table-cell office:value-type="float" office:value="43">
                <text:p>43</text:p>
                <draw:g>
                  <svg:desc>'ChiSq 6'.G2:'ChiSq 6'.G11</svg:desc>
                </draw:g>
              </table:table-cell>
            </table:table-row>
            <table:table-row>
              <table:table-cell office:value-type="float" office:value="151">
                <text:p>151 300</text:p>
                <text:list>
                  <text:list-item>
                    <text:p>151</text:p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15.9315689240558">
                <text:p>15.93156892405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1">
                <text:p>301 450</text:p>
                <text:list>
                  <text:list-item>
                    <text:p>301</text:p>
                  </text:list-item>
                  <text:list-item>
                    <text:p>450</text:p>
                  </text:list-item>
                </text:list>
              </table:table-cell>
              <table:table-cell office:value-type="float" office:value="7.16766947187682">
                <text:p>7.16766947187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1">
                <text:p>451 600</text:p>
                <text:list>
                  <text:list-item>
                    <text:p>451</text:p>
                  </text:list-item>
                  <text:list-item>
                    <text:p>600</text:p>
                  </text:list-item>
                </text:list>
              </table:table-cell>
              <table:table-cell office:value-type="float" office:value="3.22475996576211">
                <text:p>3.22475996576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1">
                <text:p>601 750</text:p>
                <text:list>
                  <text:list-item>
                    <text:p>601</text:p>
                  </text:list-item>
                  <text:list-item>
                    <text:p>750</text:p>
                  </text:list-item>
                </text:list>
              </table:table-cell>
              <table:table-cell office:value-type="float" office:value="1.45083096780398">
                <text:p>1.45083096780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1">
                <text:p>751 900</text:p>
                <text:list>
                  <text:list-item>
                    <text:p>751</text:p>
                  </text:list-item>
                  <text:list-item>
                    <text:p>900</text:p>
                  </text:list-item>
                </text:list>
              </table:table-cell>
              <table:table-cell office:value-type="float" office:value="0.652734007953228">
                <text:p>0.65273400795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1 1050</text:p>
                <text:list>
                  <text:list-item>
                    <text:p>901</text:p>
                  </text:list-item>
                  <text:list-item>
                    <text:p>105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1 1200</text:p>
                <text:list>
                  <text:list-item>
                    <text:p>1051</text:p>
                  </text:list-item>
                  <text:list-item>
                    <text:p>120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1">
                <text:p>1201 1350</text:p>
                <text:list>
                  <text:list-item>
                    <text:p>1201</text:p>
                  </text:list-item>
                  <text:list-item>
                    <text:p>135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1">
                <text:p>1351 1500</text:p>
                <text:list>
                  <text:list-item>
                    <text:p>1351</text:p>
                  </text:list-item>
                  <text:list-item>
                    <text:p>150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